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 style:font-pitch="variable"/>
    <style:font-face style:name="Courier1" svg:font-family="Courier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eeeeee" draw:textarea-horizontal-align="justify" draw:textarea-vertical-align="middle" draw:auto-grow-height="false" fo:min-height="7.348cm" fo:min-width="5.701cm" fo:padding-top="0.176cm" fo:padding-bottom="0.176cm" fo:padding-left="0.301cm" fo:padding-right="0.30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989cm" fo:min-width="5.34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4.072cm" draw:shadow="visible" draw:shadow-offset-x="0.051cm" draw:shadow-offset-y="0.051cm"/>
    </style:style>
    <style:style style:name="gr5" style:family="graphic" style:parent-style-name="standard">
      <style:graphic-properties draw:stroke="none" draw:fill="none" fo:min-height="2.101cm"/>
    </style:style>
    <style:style style:name="gr6" style:family="graphic" style:parent-style-name="standard">
      <style:graphic-properties draw:stroke="none" svg:stroke-color="#000000" draw:fill="none" draw:fill-color="#ffffff" fo:min-height="0.28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2.675cm" draw:shadow="visible" draw:shadow-offset-x="0.051cm" draw:shadow-offset-y="0.051cm"/>
    </style:style>
    <style:style style:name="gr8" style:family="graphic" style:parent-style-name="standard">
      <style:graphic-properties draw:stroke="none" draw:fill="none" fo:min-height="1.261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stroke="none" svg:stroke-color="#000000" draw:fill="none" draw:fill-color="#ffffff" fo:min-height="0.552cm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2.417cm" fo:min-width="7.88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5.469cm"/>
    </style:style>
    <style:style style:name="gr13" style:family="graphic" style:parent-style-name="standard">
      <style:graphic-properties draw:stroke="none" svg:stroke-color="#000000" draw:fill="none" draw:fill-color="#ffffff" fo:min-height="2.2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0.84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323cm" fo:min-width="1.343cm"/>
    </style:style>
    <style:style style:name="gr16" style:family="graphic" style:parent-style-name="standard">
      <style:graphic-properties svg:stroke-width="0.102cm" svg:stroke-color="#000000" draw:marker-start-width="0.509cm" draw:marker-end-width="0.509cm" draw:fill-color="#eeeeee" draw:textarea-horizontal-align="justify" draw:textarea-vertical-align="middle" draw:auto-grow-height="false" fo:min-height="7.324cm" fo:min-width="5.931cm" fo:padding-top="0.176cm" fo:padding-bottom="0.176cm" fo:padding-left="0.301cm" fo:padding-right="0.30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6.989cm" fo:min-width="5.59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5.469cm"/>
    </style:style>
    <style:style style:name="gr19" style:family="graphic" style:parent-style-name="standard">
      <style:graphic-properties svg:stroke-width="0.051cm" svg:stroke-color="#000000" draw:marker-start-width="0.344cm" draw:marker-end-width="0.344cm" draw:fill-color="#ffffff" draw:textarea-horizontal-align="justify" draw:textarea-vertical-align="middle" draw:auto-grow-height="false" fo:min-height="0.062cm" fo:min-width="0cm" fo:padding-top="0.15cm" fo:padding-bottom="0.15cm" fo:padding-left="0.275cm" fo:padding-right="0.27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323cm" fo:min-width="1.216cm"/>
    </style:style>
    <style:style style:name="gr2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258cm" fo:min-width="0.00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6.989cm" fo:min-width="5.723cm"/>
    </style:style>
    <style:style style:name="gr23" style:family="graphic" style:parent-style-name="objectwithoutfill">
      <style:graphic-properties svg:stroke-color="#993366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39cm"/>
    </style:style>
    <style:style style:name="gr25" style:family="graphic" style:parent-style-name="standard">
      <style:graphic-properties svg:stroke-width="0.102cm" svg:stroke-color="#000000" draw:marker-start-width="0.509cm" draw:marker-end-width="0.509cm" draw:fill-color="#eeeeee" draw:textarea-horizontal-align="justify" draw:textarea-vertical-align="middle" draw:auto-grow-height="false" fo:min-height="7.373cm" fo:min-width="5.701cm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fo:min-height="1.103cm"/>
    </style:style>
    <style:style style:name="gr27" style:family="graphic" style:parent-style-name="standard">
      <style:graphic-properties svg:stroke-color="#993366" draw:fill-color="#ffffff" draw:textarea-horizontal-align="justify" draw:textarea-vertical-align="middle" draw:auto-grow-height="false" fo:min-height="2.417cm" fo:min-width="8.051cm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0.385cm" fo:min-width="5.469cm"/>
    </style:style>
    <style:style style:name="gr29" style:family="graphic" style:parent-style-name="standard">
      <style:graphic-properties svg:stroke-color="#993366" draw:fill-color="#ffffff" draw:textarea-horizontal-align="justify" draw:textarea-vertical-align="middle" draw:auto-grow-height="false" fo:min-height="1.097cm" fo:min-width="0.847cm"/>
    </style:style>
    <style:style style:name="gr30" style:family="graphic" style:parent-style-name="standard">
      <style:graphic-properties svg:stroke-width="0.051cm" svg:stroke-color="#993366" draw:marker-start-width="0.344cm" draw:marker-end-width="0.344cm" draw:fill-color="#ffffff" draw:textarea-horizontal-align="justify" draw:textarea-vertical-align="middle" draw:auto-grow-height="false" fo:min-height="0.088cm" fo:min-width="0cm" fo:padding-top="0.15cm" fo:padding-bottom="0.15cm" fo:padding-left="0.275cm" fo:padding-right="0.275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323cm" fo:min-width="1.338cm"/>
    </style:style>
    <style:style style:name="gr32" style:family="graphic" style:parent-style-name="standard">
      <style:graphic-properties svg:stroke-color="#993366" draw:fill-color="#ffffff" draw:textarea-horizontal-align="justify" draw:textarea-vertical-align="middle" draw:auto-grow-height="false" fo:min-height="0.323cm" fo:min-width="1.343cm"/>
    </style:style>
    <style:style style:name="gr33" style:family="graphic" style:parent-style-name="standard">
      <style:graphic-properties svg:stroke-width="0.051cm" svg:stroke-color="#993366" draw:marker-start-width="0.344cm" draw:marker-end-width="0.344cm" draw:fill-color="#ffffff" draw:textarea-horizontal-align="justify" draw:textarea-vertical-align="middle" draw:auto-grow-height="false" fo:min-height="0.062cm" fo:min-width="0cm" fo:padding-top="0.15cm" fo:padding-bottom="0.15cm" fo:padding-left="0.275cm" fo:padding-right="0.275cm"/>
    </style:style>
    <style:style style:name="gr34" style:family="graphic" style:parent-style-name="objectwithoutfill">
      <style:graphic-properties draw:marker-end="Arrow" draw:marker-end-width="0.3cm" svg:stroke-opacity="20%" draw:fill="none" draw:textarea-vertical-align="middle"/>
    </style:style>
    <style:style style:name="gr3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8.051cm"/>
    </style:style>
    <style:style style:name="gr37" style:family="graphic" style:parent-style-name="objectwithoutfill">
      <style:graphic-properties draw:marker-end="Arrow" draw:marker-end-width="0.3cm" svg:stroke-opacity="20%" draw:fill="none" draw:textarea-vertical-align="middle" draw:shadow-offset-x="0.203cm" draw:shadow-offset-y="0.203cm"/>
    </style:style>
    <style:style style:name="gr38" style:family="graphic" style:parent-style-name="standard">
      <style:graphic-properties svg:stroke-width="0.051cm" svg:stroke-color="#000000" draw:marker-start-width="0.344cm" draw:marker-end-width="0.344cm" svg:stroke-opacity="20%" draw:fill-color="#ffffff" draw:textarea-horizontal-align="justify" draw:textarea-vertical-align="middle" draw:auto-grow-height="false" fo:min-height="0.062cm" fo:min-width="0cm" fo:padding-top="0.15cm" fo:padding-bottom="0.15cm" fo:padding-left="0.275cm" fo:padding-right="0.275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323cm" fo:min-width="1.851cm"/>
    </style:style>
    <style:style style:name="gr40" style:family="graphic" style:parent-style-name="standard">
      <style:graphic-properties svg:stroke-color="#000000" svg:stroke-opacity="20%" draw:fill-color="#ffffff" draw:opacity="20%" draw:textarea-horizontal-align="justify" draw:textarea-vertical-align="middle" draw:auto-grow-height="false" fo:min-height="2.417cm" fo:min-width="7.882cm" draw:shadow-opacity="20%"/>
    </style:style>
    <style:style style:name="gr41" style:family="graphic" style:parent-style-name="standard">
      <style:graphic-properties svg:stroke-color="#000000" svg:stroke-opacity="20%" draw:fill-color="#ffffff" draw:textarea-horizontal-align="justify" draw:textarea-vertical-align="middle" draw:auto-grow-height="false" fo:min-height="0.385cm" fo:min-width="5.469cm"/>
    </style:style>
    <style:style style:name="gr42" style:family="graphic" style:parent-style-name="standard">
      <style:graphic-properties draw:stroke="solid" svg:stroke-color="#000000" svg:stroke-opacity="20%" draw:fill-color="#ffffff" draw:textarea-horizontal-align="justify" draw:textarea-vertical-align="middle" draw:auto-grow-height="false" fo:min-height="1.097cm" fo:min-width="0.847cm"/>
    </style:style>
    <style:style style:name="gr43" style:family="graphic" style:parent-style-name="standard">
      <style:graphic-properties svg:stroke-color="#000000" svg:stroke-opacity="20%" draw:fill-color="#ffffff" draw:textarea-horizontal-align="justify" draw:textarea-vertical-align="middle" draw:auto-grow-height="false" fo:min-height="0.323cm" fo:min-width="1.338cm"/>
    </style:style>
    <style:style style:name="gr44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131cm" fo:min-width="0.77cm" draw:shadow-opacity="80%"/>
    </style:style>
    <style:style style:name="gr45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131cm" fo:min-width="5.215cm" draw:shadow-opacity="80%"/>
    </style:style>
    <style:style style:name="gr46" style:family="graphic" style:parent-style-name="standard">
      <style:graphic-properties draw:stroke="none" svg:stroke-color="#000000" svg:stroke-opacity="20%" draw:fill-color="#ffffff" draw:opacity="80%" draw:textarea-horizontal-align="justify" draw:textarea-vertical-align="middle" draw:auto-grow-height="false" fo:min-height="1.02cm" fo:min-width="6.231cm" draw:shadow-opacity="80%"/>
    </style:style>
    <style:style style:name="gr47" style:family="graphic" style:parent-style-name="standard">
      <style:graphic-properties draw:stroke="none" svg:stroke-color="#000000" svg:stroke-opacity="20%" draw:fill-color="#ffffff" draw:opacity="80%" draw:textarea-horizontal-align="justify" draw:textarea-vertical-align="middle" draw:auto-grow-height="false" fo:min-height="0.512cm" fo:min-width="0.643cm" draw:shadow-opacity="80%"/>
    </style:style>
    <style:style style:name="gr48" style:family="graphic" style:parent-style-name="standard">
      <style:graphic-properties draw:stroke="none" svg:stroke-color="#000000" svg:stroke-opacity="20%" draw:fill-color="#ffffff" draw:opacity="80%" draw:textarea-horizontal-align="justify" draw:textarea-vertical-align="middle" draw:auto-grow-height="false" fo:min-height="0.512cm" fo:min-width="0.516cm" draw:shadow-opacity="80%"/>
    </style:style>
    <style:style style:name="gr49" style:family="graphic" style:parent-style-name="standard">
      <style:graphic-properties draw:stroke="none" draw:fill="gradient" draw:fill-color="#eeeeee" draw:fill-gradient-name="Gradient_20_2" draw:textarea-horizontal-align="justify" draw:textarea-vertical-align="middle" draw:auto-grow-height="false" fo:min-height="0.639cm" fo:min-width="0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187cm" fo:min-width="3.772cm"/>
    </style:style>
    <style:style style:name="gr51" style:family="graphic" style:parent-style-name="standard">
      <style:graphic-properties draw:stroke="none" draw:fill="gradient" draw:fill-color="#eeeeee" draw:fill-gradient-name="Gradient_20_2" draw:textarea-horizontal-align="justify" draw:textarea-vertical-align="middle" draw:auto-grow-height="false" fo:min-height="0.512cm" fo:min-width="0.38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style:font-name="Courier1" fo:font-size="4pt" style:font-size-asian="18pt" style:font-size-complex="18pt"/>
    </style:style>
    <style:style style:name="P5" style:family="paragraph">
      <loext:graphic-properties draw:fill="none" draw:fill-color="#ffffff"/>
      <style:text-properties style:font-name="Courier1" fo:font-size="8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loext:graphic-properties draw:fill-color="#ffffff"/>
      <style:paragraph-properties fo:text-align="center"/>
      <style:text-properties style:font-name="Courier1" fo:font-size="8pt" style:font-size-asian="18pt" style:font-size-complex="18pt"/>
    </style:style>
    <style:style style:name="P9" style:family="paragraph">
      <style:paragraph-properties fo:margin-top="0cm" fo:margin-bottom="0.102cm" style:writing-mode="lr-tb"/>
    </style:style>
    <style:style style:name="P10" style:family="paragraph">
      <loext:graphic-properties draw:fill="none" draw:fill-color="#ffffff"/>
      <style:paragraph-properties fo:margin-top="0cm" fo:margin-bottom="0.102cm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20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-color="#eeeeee"/>
      <style:paragraph-properties fo:text-align="center"/>
      <style:text-properties style:font-name="Courier1" fo:font-size="8pt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color="#993366" fo:font-size="20pt" style:font-size-asian="18pt" style:font-size-complex="18pt"/>
    </style:style>
    <style:style style:name="P16" style:family="paragraph">
      <loext:graphic-properties draw:fill-color="#ffffff"/>
      <style:paragraph-properties fo:text-align="center"/>
      <style:text-properties fo:color="#000000" fo:font-size="20pt" style:font-size-asian="18pt" style:font-size-complex="18pt"/>
    </style:style>
    <style:style style:name="P17" style:family="paragraph">
      <loext:graphic-properties draw:fill-color="#ffffff" draw:opacity="20%"/>
      <style:paragraph-properties fo:text-align="center"/>
    </style:style>
    <style:style style:name="P18" style:family="paragraph">
      <loext:graphic-properties draw:fill-color="#ffffff" draw:opacity="80%"/>
      <style:paragraph-properties fo:text-align="center"/>
    </style:style>
    <style:style style:name="P19" style:family="paragraph">
      <loext:graphic-properties draw:fill="gradient" draw:fill-color="#eeeeee" draw:fill-gradient-name="Gradient_20_2"/>
      <style:paragraph-properties fo:text-align="center"/>
    </style:style>
    <style:style style:name="P20" style:family="paragraph">
      <loext:graphic-properties draw:fill-color="#ffffff"/>
      <style:paragraph-properties fo:text-align="center"/>
      <style:text-properties fo:font-size="8pt" style:font-size-asian="18pt" style:font-size-complex="18pt"/>
    </style:style>
    <style:style style:name="T1" style:family="text">
      <style:text-properties style:font-name="Courier1" fo:font-size="4pt" style:font-size-asian="18pt" style:font-size-complex="18pt"/>
    </style:style>
    <style:style style:name="T2" style:family="text">
      <style:text-properties style:font-name="Courier1" fo:font-size="8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size="20pt" style:font-size-asian="18pt" style:font-size-complex="18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color="#993366" fo:font-size="20pt" style:font-size-asian="18pt" style:font-size-complex="18pt"/>
    </style:style>
    <style:style style:name="T9" style:family="text">
      <style:text-properties fo:color="#000000" fo:font-size="20pt" style:font-size-asian="18pt" style:font-size-complex="18pt"/>
    </style:style>
    <style:style style:name="T10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8.382cm" svg:x="2.778cm" svg:y="6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842cm" svg:height="7.239cm" svg:x="3.286cm" svg:y="7.096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1.404cm" svg:x1="8.112cm" svg:y1="3.857cm" svg:x2="3.921cm" svg:y2="12.557cm" draw:start-shape="id1" draw:start-glue-point="3" draw:end-shape="id2" draw:end-glue-point="3" svg:d="M8112 3857h-6096v8700h1905" svg:viewBox="0 0 6097 8701">
          <text:p/>
        </draw:connector>
        <draw:custom-shape draw:style-name="gr4" draw:text-style-name="P1" xml:id="id2" draw:id="id2" draw:layer="layout" svg:width="4.572cm" svg:height="2.54cm" svg:x="3.921cm" svg:y="11.28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445cm" svg:height="2.351cm" svg:x="4.048cm" svg:y="11.39cm">
          <draw:text-box>
            <text:p><text:span text:style-name="T1">{</text:span></text:p>
            <text:p><text:span text:style-name="T1"><text:s text:c="2"/></text:span><text:span text:style-name="T1">"airportname": "Leesburg Executive Airport",</text:span></text:p>
            <text:p><text:span text:style-name="T1"><text:s text:c="2"/></text:span><text:span text:style-name="T1">"city": "Leesburg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faa": "JYO",</text:span></text:p>
            <text:p><text:span text:style-name="T1"><text:s text:c="2"/></text:span><text:span text:style-name="T1">"geo": {</text:span></text:p>
            <text:p><text:span text:style-name="T1"><text:s text:c="4"/></text:span><text:span text:style-name="T1">"alt": 389,</text:span></text:p>
            <text:p><text:span text:style-name="T1"><text:s text:c="4"/></text:span><text:span text:style-name="T1">"lat": 39.078,</text:span></text:p>
            <text:p><text:span text:style-name="T1"><text:s text:c="4"/></text:span><text:span text:style-name="T1">"lon": -77.558</text:span></text:p>
            <text:p><text:span text:style-name="T1"><text:s text:c="2"/></text:span><text:span text:style-name="T1">},</text:span></text:p>
            <text:p><text:span text:style-name="T1"><text:s text:c="2"/></text:span><text:span text:style-name="T1">"icao": "KJYO",</text:span></text:p>
            <text:p><text:span text:style-name="T1"><text:s text:c="2"/></text:span><text:span text:style-name="T1">"id": 8835,</text:span></text:p>
            <text:p><text:span text:style-name="T1"><text:s text:c="2"/></text:span><text:span text:style-name="T1">"type": "airport",</text:span></text:p>
            <text:p><text:span text:style-name="T1"><text:s text:c="2"/></text:span><text:span text:style-name="T1">"tz": "America/New_York"</text:span></text:p>
            <text:p><text:span text:style-name="T1">}</text:span></text:p>
          </draw:text-box>
        </draw:frame>
        <draw:frame draw:style-name="gr6" draw:text-style-name="P5" draw:layer="layout" svg:width="2.667cm" svg:height="0.535cm" svg:x="3.794cm" svg:y="10.779cm">
          <draw:text-box>
            <text:p><text:span text:style-name="T2">airport_8835</text:span></text:p>
          </draw:text-box>
        </draw:frame>
        <draw:custom-shape draw:style-name="gr7" draw:text-style-name="P2" xml:id="id3" draw:id="id3" draw:layer="layout" svg:width="3.175cm" svg:height="1.651cm" svg:x="3.921cm" svg:y="8.49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351cm" svg:height="1.511cm" svg:x="3.999cm" svg:y="8.573cm">
          <draw:text-box>
            <text:p><text:span text:style-name="T1">{</text:span></text:p>
            <text:p><text:span text:style-name="T1"><text:s text:c="2"/></text:span><text:span text:style-name="T1">"callsign": "MILE-AIR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iata": "Q5",</text:span></text:p>
            <text:p><text:span text:style-name="T1"><text:s text:c="2"/></text:span><text:span text:style-name="T1">"icao": "MLA",</text:span></text:p>
            <text:p><text:span text:style-name="T1"><text:s text:c="2"/></text:span><text:span text:style-name="T1">"id": 10,</text:span></text:p>
            <text:p><text:span text:style-name="T1"><text:s text:c="2"/></text:span><text:span text:style-name="T1">"name": "40-Mile Air",</text:span></text:p>
            <text:p><text:span text:style-name="T1"><text:s text:c="2"/></text:span><text:span text:style-name="T1">"type": "airline"</text:span></text:p>
            <text:p><text:span text:style-name="T1">}</text:span></text:p>
          </draw:text-box>
        </draw:frame>
        <draw:frame draw:style-name="gr6" draw:text-style-name="P5" draw:layer="layout" svg:width="2.54cm" svg:height="0.535cm" svg:x="3.794cm" svg:y="7.985cm">
          <draw:text-box>
            <text:p><text:span text:style-name="T2">airline_10</text:span></text:p>
          </draw:text-box>
        </draw:frame>
        <draw:frame draw:style-name="gr9" draw:text-style-name="P6" draw:layer="layout" svg:width="4.191cm" svg:height="0.725cm" svg:x="4.556cm" svg:y="7.137cm">
          <draw:text-box>
            <text:p><text:span text:style-name="T3">Source Bucket</text:span></text:p>
          </draw:text-box>
        </draw:frame>
        <draw:frame draw:style-name="gr10" draw:text-style-name="P7" draw:layer="layout" svg:width="3.937cm" svg:height="0.806cm" svg:x="4.302cm" svg:y="15.097cm">
          <draw:text-box>
            <text:p><text:span text:style-name="T4">Source Cluster</text:span></text:p>
          </draw:text-box>
        </draw:frame>
        <draw:custom-shape draw:style-name="gr11" draw:text-style-name="P1" xml:id="id1" draw:id="id1" draw:layer="layout" svg:width="8.382cm" svg:height="2.667cm" svg:x="8.112cm" svg:y="2.5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.969cm" svg:height="0.635cm" svg:x="9.636cm" svg:y="4.175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8.382cm" svg:height="2.54cm" svg:x="8.239cm" svg:y="2.778cm">
          <draw:text-box>
            <text:p text:style-name="P9"><text:span text:style-name="T3">Replication From: </text:span><text:span text:style-name="T5">Source Bucket </text:span></text:p>
            <text:p text:style-name="P9"><text:span text:style-name="T3">Replication To:</text:span><text:span text:style-name="T5"> Target Bucket </text:span></text:p>
            <text:p text:style-name="P9"><text:span text:style-name="T3">Filter:</text:span> </text:p>
          </draw:text-box>
        </draw:frame>
        <draw:connector draw:style-name="gr3" draw:text-style-name="P3" draw:layer="layout" draw:line-skew="-1.403cm" svg:x1="8.112cm" svg:y1="3.857cm" svg:x2="3.921cm" svg:y2="9.318cm" draw:start-shape="id1" draw:start-glue-point="3" draw:end-shape="id3" draw:end-glue-point="3" svg:d="M8112 3857h-6096v5461h1905" svg:viewBox="0 0 6097 5462">
          <text:p/>
        </draw:connector>
        <draw:custom-shape draw:style-name="gr1" draw:text-style-name="P1" draw:layer="layout" svg:width="6.985cm" svg:height="8.382cm" svg:x="11.922cm" svg:y="6.6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842cm" svg:height="7.239cm" svg:x="12.43cm" svg:y="7.1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75cm" svg:height="1.651cm" svg:x="14.462cm" svg:y="8.6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351cm" svg:height="1.511cm" svg:x="14.54cm" svg:y="8.7cm">
          <draw:text-box>
            <text:p><text:span text:style-name="T1">{</text:span></text:p>
            <text:p><text:span text:style-name="T1"><text:s text:c="2"/></text:span><text:span text:style-name="T1">"callsign": "MILE-AIR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iata": "Q5",</text:span></text:p>
            <text:p><text:span text:style-name="T1"><text:s text:c="2"/></text:span><text:span text:style-name="T1">"icao": "MLA",</text:span></text:p>
            <text:p><text:span text:style-name="T1"><text:s text:c="2"/></text:span><text:span text:style-name="T1">"id": 10,</text:span></text:p>
            <text:p><text:span text:style-name="T1"><text:s text:c="2"/></text:span><text:span text:style-name="T1">"name": "40-Mile Air",</text:span></text:p>
            <text:p><text:span text:style-name="T1"><text:s text:c="2"/></text:span><text:span text:style-name="T1">"type": "airline"</text:span></text:p>
            <text:p><text:span text:style-name="T1">}</text:span></text:p>
          </draw:text-box>
        </draw:frame>
        <draw:frame draw:style-name="gr6" draw:text-style-name="P5" draw:layer="layout" svg:width="2.54cm" svg:height="0.535cm" svg:x="15.605cm" svg:y="8.129cm">
          <draw:text-box>
            <text:p><text:span text:style-name="T2">airline_10</text:span></text:p>
          </draw:text-box>
        </draw:frame>
        <draw:frame draw:style-name="gr9" draw:text-style-name="P6" draw:layer="layout" svg:width="4.191cm" svg:height="0.725cm" svg:x="13.7cm" svg:y="7.224cm">
          <draw:text-box>
            <text:p><text:span text:style-name="T3">Target Bucket</text:span></text:p>
          </draw:text-box>
        </draw:frame>
        <draw:frame draw:style-name="gr10" draw:text-style-name="P7" draw:layer="layout" svg:width="3.937cm" svg:height="0.806cm" svg:x="13.446cm" svg:y="15.184cm">
          <draw:text-box>
            <text:p><text:span text:style-name="T4">Target Cluster</text:span></text:p>
          </draw:text-box>
        </draw:frame>
        <draw:line draw:style-name="gr3" draw:text-style-name="P3" draw:layer="layout" svg:x1="7.096cm" svg:y1="9.382cm" svg:x2="14.462cm" svg:y2="9.382cm">
          <text:p/>
        </draw:line>
        <draw:custom-shape draw:style-name="gr4" draw:text-style-name="P1" draw:layer="layout" svg:width="4.572cm" svg:height="2.54cm" svg:x="13.065cm" svg:y="11.28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445cm" svg:height="2.351cm" svg:x="13.192cm" svg:y="11.39cm">
          <draw:text-box>
            <text:p><text:span text:style-name="T1">{</text:span></text:p>
            <text:p><text:span text:style-name="T1"><text:s text:c="2"/></text:span><text:span text:style-name="T1">"airportname": "Leesburg Executive Airport",</text:span></text:p>
            <text:p><text:span text:style-name="T1"><text:s text:c="2"/></text:span><text:span text:style-name="T1">"city": "Leesburg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faa": "JYO",</text:span></text:p>
            <text:p><text:span text:style-name="T1"><text:s text:c="2"/></text:span><text:span text:style-name="T1">"geo": {</text:span></text:p>
            <text:p><text:span text:style-name="T1"><text:s text:c="4"/></text:span><text:span text:style-name="T1">"alt": 389,</text:span></text:p>
            <text:p><text:span text:style-name="T1"><text:s text:c="4"/></text:span><text:span text:style-name="T1">"lat": 39.078,</text:span></text:p>
            <text:p><text:span text:style-name="T1"><text:s text:c="4"/></text:span><text:span text:style-name="T1">"lon": -77.558</text:span></text:p>
            <text:p><text:span text:style-name="T1"><text:s text:c="2"/></text:span><text:span text:style-name="T1">},</text:span></text:p>
            <text:p><text:span text:style-name="T1"><text:s text:c="2"/></text:span><text:span text:style-name="T1">"icao": "KJYO",</text:span></text:p>
            <text:p><text:span text:style-name="T1"><text:s text:c="2"/></text:span><text:span text:style-name="T1">"id": 8835,</text:span></text:p>
            <text:p><text:span text:style-name="T1"><text:s text:c="2"/></text:span><text:span text:style-name="T1">"type": "airport",</text:span></text:p>
            <text:p><text:span text:style-name="T1"><text:s text:c="2"/></text:span><text:span text:style-name="T1">"tz": "America/New_York"</text:span></text:p>
            <text:p><text:span text:style-name="T1">}</text:span></text:p>
          </draw:text-box>
        </draw:frame>
        <draw:frame draw:style-name="gr6" draw:text-style-name="P5" draw:layer="layout" svg:width="2.667cm" svg:height="0.535cm" svg:x="15.351cm" svg:y="10.779cm">
          <draw:text-box>
            <text:p><text:span text:style-name="T2">airport_8835</text:span></text:p>
          </draw:text-box>
        </draw:frame>
        <draw:line draw:style-name="gr3" draw:text-style-name="P3" draw:layer="layout" svg:x1="8.493cm" svg:y1="12.557cm" svg:x2="13.065cm" svg:y2="12.557cm">
          <text:p/>
        </draw:line>
        <draw:custom-shape draw:style-name="gr14" draw:text-style-name="P12" draw:layer="layout" svg:width="1.905cm" svg:height="1.905cm" svg:x="15.859cm" svg:y="1.762cm">
          <text:p text:style-name="P11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731cm" svg:y1="3.87cm" svg:x2="3.413cm" svg:y2="3.87cm">
          <text:p/>
        </draw:line>
        <draw:custom-shape draw:style-name="gr15" draw:text-style-name="P13" draw:layer="layout" svg:width="1.905cm" svg:height="0.635cm" svg:x="6.334cm" svg:y="3.54cm">
          <text:p text:style-name="P11"><text:span text:style-name="T7">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6" draw:text-style-name="P1" draw:layer="layout" svg:width="7.239cm" svg:height="8.382cm" svg:x="4.302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6.096cm" svg:height="7.239cm" svg:x="4.81cm" svg:y="7.858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1.404cm" svg:x1="9.636cm" svg:y1="4.619cm" svg:x2="5.445cm" svg:y2="13.319cm" draw:start-shape="id4" draw:start-glue-point="3" draw:end-shape="id5" draw:end-glue-point="3" svg:d="M9636 4619h-6096v8700h1905" svg:viewBox="0 0 6097 8701">
          <text:p/>
        </draw:connector>
        <draw:custom-shape draw:style-name="gr4" draw:text-style-name="P1" xml:id="id5" draw:id="id5" draw:layer="layout" svg:width="4.572cm" svg:height="2.54cm" svg:x="5.445cm" svg:y="12.04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445cm" svg:height="2.351cm" svg:x="5.572cm" svg:y="12.152cm">
          <draw:text-box>
            <text:p><text:span text:style-name="T1">{</text:span></text:p>
            <text:p><text:span text:style-name="T1"><text:s text:c="2"/></text:span><text:span text:style-name="T1">"airportname": "Leesburg Executive Airport",</text:span></text:p>
            <text:p><text:span text:style-name="T1"><text:s text:c="2"/></text:span><text:span text:style-name="T1">"city": "Leesburg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faa": "JYO",</text:span></text:p>
            <text:p><text:span text:style-name="T1"><text:s text:c="2"/></text:span><text:span text:style-name="T1">"geo": {</text:span></text:p>
            <text:p><text:span text:style-name="T1"><text:s text:c="4"/></text:span><text:span text:style-name="T1">"alt": 389,</text:span></text:p>
            <text:p><text:span text:style-name="T1"><text:s text:c="4"/></text:span><text:span text:style-name="T1">"lat": 39.078,</text:span></text:p>
            <text:p><text:span text:style-name="T1"><text:s text:c="4"/></text:span><text:span text:style-name="T1">"lon": -77.558</text:span></text:p>
            <text:p><text:span text:style-name="T1"><text:s text:c="2"/></text:span><text:span text:style-name="T1">},</text:span></text:p>
            <text:p><text:span text:style-name="T1"><text:s text:c="2"/></text:span><text:span text:style-name="T1">"icao": "KJYO",</text:span></text:p>
            <text:p><text:span text:style-name="T1"><text:s text:c="2"/></text:span><text:span text:style-name="T1">"id": 8835,</text:span></text:p>
            <text:p><text:span text:style-name="T1"><text:s text:c="2"/></text:span><text:span text:style-name="T1">"type": "airport",</text:span></text:p>
            <text:p><text:span text:style-name="T1"><text:s text:c="2"/></text:span><text:span text:style-name="T1">"tz": "America/New_York"</text:span></text:p>
            <text:p><text:span text:style-name="T1">}</text:span></text:p>
          </draw:text-box>
        </draw:frame>
        <draw:frame draw:style-name="gr6" draw:text-style-name="P5" draw:layer="layout" svg:width="2.667cm" svg:height="0.535cm" svg:x="5.318cm" svg:y="11.541cm">
          <draw:text-box>
            <text:p><text:span text:style-name="T2">airport_8835</text:span></text:p>
          </draw:text-box>
        </draw:frame>
        <draw:custom-shape draw:style-name="gr7" draw:text-style-name="P2" xml:id="id6" draw:id="id6" draw:layer="layout" svg:width="3.175cm" svg:height="1.651cm" svg:x="5.445cm" svg:y="9.25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351cm" svg:height="1.511cm" svg:x="5.523cm" svg:y="9.335cm">
          <draw:text-box>
            <text:p><text:span text:style-name="T1">{</text:span></text:p>
            <text:p><text:span text:style-name="T1"><text:s text:c="2"/></text:span><text:span text:style-name="T1">"callsign": "MILE-AIR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iata": "Q5",</text:span></text:p>
            <text:p><text:span text:style-name="T1"><text:s text:c="2"/></text:span><text:span text:style-name="T1">"icao": "MLA",</text:span></text:p>
            <text:p><text:span text:style-name="T1"><text:s text:c="2"/></text:span><text:span text:style-name="T1">"id": 10,</text:span></text:p>
            <text:p><text:span text:style-name="T1"><text:s text:c="2"/></text:span><text:span text:style-name="T1">"name": "40-Mile Air",</text:span></text:p>
            <text:p><text:span text:style-name="T1"><text:s text:c="2"/></text:span><text:span text:style-name="T1">"type": "airline"</text:span></text:p>
            <text:p><text:span text:style-name="T1">}</text:span></text:p>
          </draw:text-box>
        </draw:frame>
        <draw:frame draw:style-name="gr6" draw:text-style-name="P5" draw:layer="layout" svg:width="2.54cm" svg:height="0.535cm" svg:x="5.318cm" svg:y="8.747cm">
          <draw:text-box>
            <text:p><text:span text:style-name="T2">airline_10</text:span></text:p>
          </draw:text-box>
        </draw:frame>
        <draw:frame draw:style-name="gr9" draw:text-style-name="P6" draw:layer="layout" svg:width="4.191cm" svg:height="0.725cm" svg:x="6.08cm" svg:y="7.899cm">
          <draw:text-box>
            <text:p><text:span text:style-name="T3">Source Bucket</text:span></text:p>
          </draw:text-box>
        </draw:frame>
        <draw:frame draw:style-name="gr10" draw:text-style-name="P7" draw:layer="layout" svg:width="3.937cm" svg:height="0.806cm" svg:x="5.826cm" svg:y="15.859cm">
          <draw:text-box>
            <text:p><text:span text:style-name="T4">Source Cluster</text:span></text:p>
          </draw:text-box>
        </draw:frame>
        <draw:custom-shape draw:style-name="gr11" draw:text-style-name="P1" xml:id="id4" draw:id="id4" draw:layer="layout" svg:width="8.382cm" svg:height="2.667cm" svg:x="9.636cm" svg:y="3.2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969cm" svg:height="0.635cm" svg:x="11.16cm" svg:y="4.937cm">
          <text:p text:style-name="P11"><text:span text:style-name="T2">REGEXP_CONTAINS(type, "^air(?=l)")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8.382cm" svg:height="2.54cm" svg:x="9.763cm" svg:y="3.54cm">
          <draw:text-box>
            <text:p text:style-name="P9"><text:span text:style-name="T3">Replication From: </text:span><text:span text:style-name="T5">Source Bucket </text:span></text:p>
            <text:p text:style-name="P9"><text:span text:style-name="T3">Replication To:</text:span><text:span text:style-name="T5"> Target Bucket </text:span></text:p>
            <text:p text:style-name="P9"><text:span text:style-name="T3">Filter:</text:span> </text:p>
          </draw:text-box>
        </draw:frame>
        <draw:connector draw:style-name="gr3" draw:text-style-name="P3" draw:layer="layout" draw:line-skew="-1.403cm" svg:x1="9.636cm" svg:y1="4.619cm" svg:x2="5.445cm" svg:y2="10.08cm" draw:start-shape="id4" draw:start-glue-point="3" draw:end-shape="id6" draw:end-glue-point="3" svg:d="M9636 4619h-6096v5461h1905" svg:viewBox="0 0 6097 5462">
          <text:p/>
        </draw:connector>
        <draw:custom-shape draw:style-name="gr1" draw:text-style-name="P1" draw:layer="layout" svg:width="6.985cm" svg:height="8.382cm" svg:x="13.446cm" svg:y="7.4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842cm" svg:height="7.239cm" svg:x="13.954cm" svg:y="7.9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75cm" svg:height="1.651cm" svg:x="15.986cm" svg:y="9.38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351cm" svg:height="1.511cm" svg:x="16.064cm" svg:y="9.462cm">
          <draw:text-box>
            <text:p><text:span text:style-name="T1">{</text:span></text:p>
            <text:p><text:span text:style-name="T1"><text:s text:c="2"/></text:span><text:span text:style-name="T1">"callsign": "MILE-AIR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iata": "Q5",</text:span></text:p>
            <text:p><text:span text:style-name="T1"><text:s text:c="2"/></text:span><text:span text:style-name="T1">"icao": "MLA",</text:span></text:p>
            <text:p><text:span text:style-name="T1"><text:s text:c="2"/></text:span><text:span text:style-name="T1">"id": 10,</text:span></text:p>
            <text:p><text:span text:style-name="T1"><text:s text:c="2"/></text:span><text:span text:style-name="T1">"name": "40-Mile Air",</text:span></text:p>
            <text:p><text:span text:style-name="T1"><text:s text:c="2"/></text:span><text:span text:style-name="T1">"type": "airline"</text:span></text:p>
            <text:p><text:span text:style-name="T1">}</text:span></text:p>
          </draw:text-box>
        </draw:frame>
        <draw:frame draw:style-name="gr6" draw:text-style-name="P5" draw:layer="layout" svg:width="2.54cm" svg:height="0.535cm" svg:x="17.129cm" svg:y="8.891cm">
          <draw:text-box>
            <text:p><text:span text:style-name="T2">airline_10</text:span></text:p>
          </draw:text-box>
        </draw:frame>
        <draw:frame draw:style-name="gr9" draw:text-style-name="P6" draw:layer="layout" svg:width="4.191cm" svg:height="0.725cm" svg:x="15.224cm" svg:y="7.986cm">
          <draw:text-box>
            <text:p><text:span text:style-name="T3">Target Bucket</text:span></text:p>
          </draw:text-box>
        </draw:frame>
        <draw:frame draw:style-name="gr10" draw:text-style-name="P7" draw:layer="layout" svg:width="3.937cm" svg:height="0.806cm" svg:x="14.97cm" svg:y="15.946cm">
          <draw:text-box>
            <text:p><text:span text:style-name="T4">Target Cluster</text:span></text:p>
          </draw:text-box>
        </draw:frame>
        <draw:line draw:style-name="gr3" draw:text-style-name="P3" draw:layer="layout" svg:x1="8.62cm" svg:y1="10.144cm" svg:x2="15.986cm" svg:y2="10.144cm">
          <text:p/>
        </draw:line>
        <draw:custom-shape draw:style-name="gr14" draw:text-style-name="P12" draw:layer="layout" svg:width="1.905cm" svg:height="1.905cm" svg:x="17.256cm" svg:y="2.524cm">
          <text:p text:style-name="P11"><text:span text:style-name="T6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636cm" svg:y1="4.632cm" svg:x2="5.318cm" svg:y2="4.632cm">
          <text:p/>
        </draw:line>
        <draw:custom-shape draw:style-name="gr19" draw:text-style-name="P2" draw:layer="layout" svg:width="0.508cm" svg:height="0.508cm" svg:x="10.195cm" svg:y="13.06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0" draw:text-style-name="P13" draw:layer="layout" svg:width="1.778cm" svg:height="0.635cm" svg:x="7.985cm" svg:y="4.302cm">
          <text:p text:style-name="P11"><text:span text:style-name="T7">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21" draw:text-style-name="P2" xml:id="id10" draw:id="id10" draw:layer="layout" svg:width="0.508cm" svg:height="0.508cm" svg:x="6.207cm" svg:y="12.5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8" draw:id="id8" draw:layer="layout" svg:width="0.508cm" svg:height="0.508cm" svg:x="6.207cm" svg:y="11.6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12" draw:id="id12" draw:layer="layout" svg:width="0.508cm" svg:height="0.508cm" svg:x="6.207cm" svg:y="14.7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11" draw:id="id11" draw:layer="layout" svg:width="0.508cm" svg:height="0.508cm" svg:x="6.207cm" svg:y="15.6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.239cm" svg:height="8.382cm" svg:x="5.064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6.223cm" svg:height="7.239cm" svg:x="5.572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1.405cm" svg:x1="10.398cm" svg:y1="6.905cm" svg:x2="6.207cm" svg:y2="11.922cm" draw:start-shape="id7" draw:start-glue-point="3" draw:end-shape="id8" draw:end-glue-point="3" svg:d="M10398 6905h-6096v5017h1905" svg:viewBox="0 0 6097 5018">
          <text:p/>
        </draw:connector>
        <draw:custom-shape draw:style-name="gr4" draw:text-style-name="P1" draw:layer="layout" svg:width="4.572cm" svg:height="2.54cm" svg:x="6.207cm" svg:y="14.33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445cm" svg:height="2.351cm" svg:x="6.334cm" svg:y="14.438cm">
          <draw:text-box>
            <text:p><text:span text:style-name="T1">{</text:span></text:p>
            <text:p><text:span text:style-name="T1"><text:s text:c="2"/></text:span><text:span text:style-name="T1">"airportname": "Leesburg Executive Airport",</text:span></text:p>
            <text:p><text:span text:style-name="T1"><text:s text:c="2"/></text:span><text:span text:style-name="T1">"city": "Leesburg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faa": "JYO",</text:span></text:p>
            <text:p><text:span text:style-name="T1"><text:s text:c="2"/></text:span><text:span text:style-name="T1">"geo": {</text:span></text:p>
            <text:p><text:span text:style-name="T1"><text:s text:c="4"/></text:span><text:span text:style-name="T1">"alt": 389,</text:span></text:p>
            <text:p><text:span text:style-name="T1"><text:s text:c="4"/></text:span><text:span text:style-name="T1">"lat": 39.078,</text:span></text:p>
            <text:p><text:span text:style-name="T1"><text:s text:c="4"/></text:span><text:span text:style-name="T1">"lon": -77.558</text:span></text:p>
            <text:p><text:span text:style-name="T1"><text:s text:c="2"/></text:span><text:span text:style-name="T1">},</text:span></text:p>
            <text:p><text:span text:style-name="T1"><text:s text:c="2"/></text:span><text:span text:style-name="T1">"icao": "KJYO",</text:span></text:p>
            <text:p><text:span text:style-name="T1"><text:s text:c="2"/></text:span><text:span text:style-name="T1">"id": 8835,</text:span></text:p>
            <text:p><text:span text:style-name="T1"><text:s text:c="2"/></text:span><text:span text:style-name="T1">"type": "airport",</text:span></text:p>
            <text:p><text:span text:style-name="T1"><text:s text:c="2"/></text:span><text:span text:style-name="T1">"tz": "America/New_York"</text:span></text:p>
            <text:p><text:span text:style-name="T1">}</text:span></text:p>
          </draw:text-box>
        </draw:frame>
        <draw:frame draw:style-name="gr6" draw:text-style-name="P5" draw:layer="layout" svg:width="2.667cm" svg:height="0.535cm" svg:x="6.08cm" svg:y="13.827cm">
          <draw:text-box>
            <text:p><text:span text:style-name="T2">airport_8835</text:span></text:p>
          </draw:text-box>
        </draw:frame>
        <draw:custom-shape draw:style-name="gr7" draw:text-style-name="P2" draw:layer="layout" svg:width="3.175cm" svg:height="1.651cm" svg:x="6.207cm" svg:y="11.54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97cm" svg:height="1.511cm" svg:x="6.285cm" svg:y="11.621cm">
          <draw:text-box>
            <text:p><text:span text:style-name="T1">{</text:span></text:p>
            <text:p><text:span text:style-name="T1"><text:s text:c="2"/></text:span><text:span text:style-name="T1">"callsign": "MILE-AIR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iata": "Q5",</text:span></text:p>
            <text:p><text:span text:style-name="T1"><text:s text:c="2"/></text:span><text:span text:style-name="T1">"icao": "MLA",</text:span></text:p>
            <text:p><text:span text:style-name="T1"><text:s text:c="2"/></text:span><text:span text:style-name="T1">"id": 10,</text:span></text:p>
            <text:p><text:span text:style-name="T1"><text:s text:c="2"/></text:span><text:span text:style-name="T1">"name": "40-Mile Air",</text:span></text:p>
            <text:p><text:span text:style-name="T1"><text:s text:c="2"/></text:span><text:span text:style-name="T1">"type": "airline"</text:span></text:p>
            <text:p><text:span text:style-name="T1">}</text:span></text:p>
          </draw:text-box>
        </draw:frame>
        <draw:frame draw:style-name="gr6" draw:text-style-name="P5" draw:layer="layout" svg:width="2.54cm" svg:height="0.535cm" svg:x="6.08cm" svg:y="11.033cm">
          <draw:text-box>
            <text:p><text:span text:style-name="T2">airline_10</text:span></text:p>
          </draw:text-box>
        </draw:frame>
        <draw:frame draw:style-name="gr9" draw:text-style-name="P6" draw:layer="layout" svg:width="4.191cm" svg:height="0.725cm" svg:x="6.842cm" svg:y="10.185cm">
          <draw:text-box>
            <text:p><text:span text:style-name="T3">Source Bucket</text:span></text:p>
          </draw:text-box>
        </draw:frame>
        <draw:frame draw:style-name="gr10" draw:text-style-name="P7" draw:layer="layout" svg:width="3.937cm" svg:height="0.806cm" svg:x="6.588cm" svg:y="18.145cm">
          <draw:text-box>
            <text:p><text:span text:style-name="T4">Source Cluster</text:span></text:p>
          </draw:text-box>
        </draw:frame>
        <draw:custom-shape draw:style-name="gr11" draw:text-style-name="P1" xml:id="id7" draw:id="id7" draw:layer="layout" svg:width="8.382cm" svg:height="2.667cm" svg:x="10.398cm" svg:y="5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969cm" svg:height="0.635cm" svg:x="11.922cm" svg:y="7.223cm">
          <text:p text:style-name="P11"><text:span text:style-name="T2">REGEXP_CONTAINS(type, "^air(?=l)")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8.382cm" svg:height="2.54cm" svg:x="10.525cm" svg:y="5.826cm">
          <draw:text-box>
            <text:p text:style-name="P9"><text:span text:style-name="T3">Replication From: </text:span><text:span text:style-name="T5">Source Bucket </text:span></text:p>
            <text:p text:style-name="P9"><text:span text:style-name="T3">Replication To:</text:span><text:span text:style-name="T5"> Target Bucket 1</text:span></text:p>
            <text:p text:style-name="P9"><text:span text:style-name="T3">Filter:</text:span> </text:p>
          </draw:text-box>
        </draw:frame>
        <draw:connector draw:style-name="gr23" draw:text-style-name="P3" draw:layer="layout" draw:line-skew="-2.421cm" svg:x1="6.292cm" svg:y1="3.476cm" svg:x2="6.207cm" svg:y2="12.811cm" draw:start-shape="id9" draw:start-glue-point="3" draw:end-shape="id10" draw:end-glue-point="3" svg:d="M6292 3476h-3006v9335h2921" svg:viewBox="0 0 3007 9336">
          <text:p/>
        </draw:connector>
        <draw:custom-shape draw:style-name="gr1" draw:text-style-name="P1" draw:layer="layout" svg:width="6.985cm" svg:height="8.382cm" svg:x="13.065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842cm" svg:height="7.239cm" svg:x="13.7cm" svg:y="10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75cm" svg:height="1.651cm" svg:x="15.732cm" svg:y="11.58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351cm" svg:height="1.511cm" svg:x="15.81cm" svg:y="11.661cm">
          <draw:text-box>
            <text:p><text:span text:style-name="T1">{</text:span></text:p>
            <text:p><text:span text:style-name="T1"><text:s text:c="2"/></text:span><text:span text:style-name="T1">"callsign": "MILE-AIR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iata": "Q5",</text:span></text:p>
            <text:p><text:span text:style-name="T1"><text:s text:c="2"/></text:span><text:span text:style-name="T1">"icao": "MLA",</text:span></text:p>
            <text:p><text:span text:style-name="T1"><text:s text:c="2"/></text:span><text:span text:style-name="T1">"id": 10,</text:span></text:p>
            <text:p><text:span text:style-name="T1"><text:s text:c="2"/></text:span><text:span text:style-name="T1">"name": "40-Mile Air",</text:span></text:p>
            <text:p><text:span text:style-name="T1"><text:s text:c="2"/></text:span><text:span text:style-name="T1">"type": "airline"</text:span></text:p>
            <text:p><text:span text:style-name="T1">}</text:span></text:p>
          </draw:text-box>
        </draw:frame>
        <draw:frame draw:style-name="gr6" draw:text-style-name="P5" draw:layer="layout" svg:width="2.54cm" svg:height="0.535cm" svg:x="16.875cm" svg:y="11.09cm">
          <draw:text-box>
            <text:p><text:span text:style-name="T2">airline_10</text:span></text:p>
          </draw:text-box>
        </draw:frame>
        <draw:frame draw:style-name="gr9" draw:text-style-name="P6" draw:layer="layout" svg:width="4.191cm" svg:height="0.725cm" svg:x="14.97cm" svg:y="10.185cm">
          <draw:text-box>
            <text:p><text:span text:style-name="T3">Target Bucket 1</text:span></text:p>
          </draw:text-box>
        </draw:frame>
        <draw:frame draw:style-name="gr24" draw:text-style-name="P7" draw:layer="layout" svg:width="4.572cm" svg:height="0.889cm" svg:x="14.716cm" svg:y="18.145cm">
          <draw:text-box>
            <text:p><text:span text:style-name="T4">Target Cluster 1</text:span></text:p>
          </draw:text-box>
        </draw:frame>
        <draw:line draw:style-name="gr3" draw:text-style-name="P3" draw:layer="layout" svg:x1="9.382cm" svg:y1="11.922cm" svg:x2="15.732cm" svg:y2="11.922cm">
          <text:p/>
        </draw:line>
        <draw:custom-shape draw:style-name="gr25" draw:text-style-name="P1" draw:layer="layout" svg:width="6.985cm" svg:height="8.407cm" svg:x="20.812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842cm" svg:height="7.239cm" svg:x="21.32cm" svg:y="10.16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191cm" svg:height="0.725cm" svg:x="22.59cm" svg:y="10.21cm">
          <draw:text-box>
            <text:p><text:span text:style-name="T3">Target Bucket 2</text:span></text:p>
          </draw:text-box>
        </draw:frame>
        <draw:frame draw:style-name="gr26" draw:text-style-name="P7" draw:layer="layout" svg:width="4.572cm" svg:height="1.353cm" svg:x="22.464cm" svg:y="18.062cm">
          <draw:text-box>
            <text:p><text:span text:style-name="T4">Target Cluster 2</text:span></text:p>
          </draw:text-box>
        </draw:frame>
        <draw:custom-shape draw:style-name="gr4" draw:text-style-name="P1" draw:layer="layout" svg:width="4.572cm" svg:height="2.54cm" svg:x="22.082cm" svg:y="14.43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445cm" svg:height="2.351cm" svg:x="22.209cm" svg:y="14.54cm">
          <draw:text-box>
            <text:p><text:span text:style-name="T1">{</text:span></text:p>
            <text:p><text:span text:style-name="T1"><text:s text:c="2"/></text:span><text:span text:style-name="T1">"airportname": "Leesburg Executive Airport",</text:span></text:p>
            <text:p><text:span text:style-name="T1"><text:s text:c="2"/></text:span><text:span text:style-name="T1">"city": "Leesburg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faa": "JYO",</text:span></text:p>
            <text:p><text:span text:style-name="T1"><text:s text:c="2"/></text:span><text:span text:style-name="T1">"geo": {</text:span></text:p>
            <text:p><text:span text:style-name="T1"><text:s text:c="4"/></text:span><text:span text:style-name="T1">"alt": 389,</text:span></text:p>
            <text:p><text:span text:style-name="T1"><text:s text:c="4"/></text:span><text:span text:style-name="T1">"lat": 39.078,</text:span></text:p>
            <text:p><text:span text:style-name="T1"><text:s text:c="4"/></text:span><text:span text:style-name="T1">"lon": -77.558</text:span></text:p>
            <text:p><text:span text:style-name="T1"><text:s text:c="2"/></text:span><text:span text:style-name="T1">},</text:span></text:p>
            <text:p><text:span text:style-name="T1"><text:s text:c="2"/></text:span><text:span text:style-name="T1">"icao": "KJYO",</text:span></text:p>
            <text:p><text:span text:style-name="T1"><text:s text:c="2"/></text:span><text:span text:style-name="T1">"id": 8835,</text:span></text:p>
            <text:p><text:span text:style-name="T1"><text:s text:c="2"/></text:span><text:span text:style-name="T1">"type": "airport",</text:span></text:p>
            <text:p><text:span text:style-name="T1"><text:s text:c="2"/></text:span><text:span text:style-name="T1">"tz": "America/New_York"</text:span></text:p>
            <text:p><text:span text:style-name="T1">}</text:span></text:p>
          </draw:text-box>
        </draw:frame>
        <draw:frame draw:style-name="gr6" draw:text-style-name="P5" draw:layer="layout" svg:width="2.667cm" svg:height="0.535cm" svg:x="24.114cm" svg:y="13.929cm">
          <draw:text-box>
            <text:p><text:span text:style-name="T2">airport_8835</text:span></text:p>
          </draw:text-box>
        </draw:frame>
        <draw:connector draw:style-name="gr23" draw:text-style-name="P3" draw:layer="layout" draw:line-skew="-2.421cm" svg:x1="6.292cm" svg:y1="3.476cm" svg:x2="6.207cm" svg:y2="15.859cm" draw:start-shape="id9" draw:start-glue-point="3" draw:end-shape="id11" draw:end-glue-point="3" svg:d="M6292 3476h-3006v12383h2921" svg:viewBox="0 0 3007 12384">
          <text:p/>
        </draw:connector>
        <draw:custom-shape draw:style-name="gr27" draw:text-style-name="P2" xml:id="id9" draw:id="id9" draw:layer="layout" svg:width="8.551cm" svg:height="2.667cm" svg:x="6.292cm" svg:y="2.143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1.405cm" svg:x1="10.398cm" svg:y1="6.905cm" svg:x2="6.207cm" svg:y2="14.97cm" draw:start-shape="id7" draw:start-glue-point="3" draw:end-shape="id12" draw:end-glue-point="3" svg:d="M10398 6905h-6096v8065h1905" svg:viewBox="0 0 6097 8066">
          <text:p/>
        </draw:connector>
        <draw:line draw:style-name="gr23" draw:text-style-name="P3" draw:layer="layout" svg:x1="10.779cm" svg:y1="15.986cm" svg:x2="22.031cm" svg:y2="15.986cm">
          <text:p/>
        </draw:line>
        <draw:frame draw:style-name="gr13" draw:text-style-name="P10" draw:layer="layout" svg:width="8.382cm" svg:height="2.54cm" svg:x="6.588cm" svg:y="2.397cm">
          <draw:text-box>
            <text:p text:style-name="P9"><text:span text:style-name="T3">Replication From: </text:span><text:span text:style-name="T5">Source Bucket </text:span></text:p>
            <text:p text:style-name="P9"><text:span text:style-name="T3">Replication To:</text:span><text:span text:style-name="T5"> Target Bucket 2</text:span></text:p>
            <text:p text:style-name="P9"><text:span text:style-name="T3">Filter:</text:span> </text:p>
          </draw:text-box>
        </draw:frame>
        <draw:custom-shape draw:style-name="gr28" draw:text-style-name="P14" draw:layer="layout" svg:width="5.969cm" svg:height="0.635cm" svg:x="8.112cm" svg:y="3.794cm">
          <text:p text:style-name="P11"><text:span text:style-name="T2">REGEXP_CONTAINS(type, "^air(?=p)")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6.334cm" svg:y1="3.489cm" svg:x2="3.667cm" svg:y2="3.489cm">
          <text:p/>
        </draw:line>
        <draw:line draw:style-name="gr3" draw:text-style-name="P3" draw:layer="layout" svg:x1="10.398cm" svg:y1="6.918cm" svg:x2="6.08cm" svg:y2="6.918cm">
          <text:p/>
        </draw:line>
        <draw:custom-shape draw:style-name="gr29" draw:text-style-name="P15" draw:layer="layout" svg:width="1.905cm" svg:height="1.905cm" svg:x="13.954cm" svg:y="1.254cm">
          <text:p text:style-name="P11"><text:span text:style-name="T8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1.905cm" svg:height="1.905cm" svg:x="17.891cm" svg:y="4.683cm">
          <text:p text:style-name="P11"><text:span text:style-name="T6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08cm" svg:height="0.508cm" svg:x="11.033cm" svg:y="14.71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0" draw:text-style-name="P2" draw:layer="layout" svg:width="0.508cm" svg:height="0.508cm" svg:x="9.585cm" svg:y="12.63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1" draw:text-style-name="P13" draw:layer="layout" svg:width="1.9cm" svg:height="0.635cm" svg:x="8.62cm" svg:y="6.588cm">
          <text:p text:style-name="P11"><text:span text:style-name="T7">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3" draw:layer="layout" svg:width="1.905cm" svg:height="0.635cm" svg:x="4.683cm" svg:y="3.159cm">
          <text:p text:style-name="P11"><text:span text:style-name="T7">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21" draw:text-style-name="P2" xml:id="id16" draw:id="id16" draw:layer="layout" svg:width="0.508cm" svg:height="0.508cm" svg:x="6.207cm" svg:y="12.5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14" draw:id="id14" draw:layer="layout" svg:width="0.508cm" svg:height="0.508cm" svg:x="6.207cm" svg:y="11.6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18" draw:id="id18" draw:layer="layout" svg:width="0.508cm" svg:height="0.508cm" svg:x="6.207cm" svg:y="14.7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17" draw:id="id17" draw:layer="layout" svg:width="0.508cm" svg:height="0.508cm" svg:x="6.207cm" svg:y="15.6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.239cm" svg:height="8.382cm" svg:x="5.064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6.223cm" svg:height="7.239cm" svg:x="5.572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1.405cm" svg:x1="10.398cm" svg:y1="6.905cm" svg:x2="6.207cm" svg:y2="11.922cm" draw:start-shape="id13" draw:start-glue-point="3" draw:end-shape="id14" draw:end-glue-point="3" svg:d="M10398 6905h-6096v5017h1905" svg:viewBox="0 0 6097 5018">
          <text:p/>
        </draw:connector>
        <draw:custom-shape draw:style-name="gr4" draw:text-style-name="P1" draw:layer="layout" svg:width="4.572cm" svg:height="2.54cm" svg:x="6.207cm" svg:y="14.33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445cm" svg:height="2.351cm" svg:x="6.334cm" svg:y="14.438cm">
          <draw:text-box>
            <text:p><text:span text:style-name="T1">{</text:span></text:p>
            <text:p><text:span text:style-name="T1"><text:s text:c="2"/></text:span><text:span text:style-name="T1">"airportname": "Leesburg Executive Airport",</text:span></text:p>
            <text:p><text:span text:style-name="T1"><text:s text:c="2"/></text:span><text:span text:style-name="T1">"city": "Leesburg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faa": "JYO",</text:span></text:p>
            <text:p><text:span text:style-name="T1"><text:s text:c="2"/></text:span><text:span text:style-name="T1">"geo": {</text:span></text:p>
            <text:p><text:span text:style-name="T1"><text:s text:c="4"/></text:span><text:span text:style-name="T1">"alt": 389,</text:span></text:p>
            <text:p><text:span text:style-name="T1"><text:s text:c="4"/></text:span><text:span text:style-name="T1">"lat": 39.078,</text:span></text:p>
            <text:p><text:span text:style-name="T1"><text:s text:c="4"/></text:span><text:span text:style-name="T1">"lon": -77.558</text:span></text:p>
            <text:p><text:span text:style-name="T1"><text:s text:c="2"/></text:span><text:span text:style-name="T1">},</text:span></text:p>
            <text:p><text:span text:style-name="T1"><text:s text:c="2"/></text:span><text:span text:style-name="T1">"icao": "KJYO",</text:span></text:p>
            <text:p><text:span text:style-name="T1"><text:s text:c="2"/></text:span><text:span text:style-name="T1">"id": 8835,</text:span></text:p>
            <text:p><text:span text:style-name="T1"><text:s text:c="2"/></text:span><text:span text:style-name="T1">"type": "airport",</text:span></text:p>
            <text:p><text:span text:style-name="T1"><text:s text:c="2"/></text:span><text:span text:style-name="T1">"tz": "America/New_York"</text:span></text:p>
            <text:p><text:span text:style-name="T1">}</text:span></text:p>
          </draw:text-box>
        </draw:frame>
        <draw:frame draw:style-name="gr6" draw:text-style-name="P5" draw:layer="layout" svg:width="2.667cm" svg:height="0.535cm" svg:x="6.08cm" svg:y="13.827cm">
          <draw:text-box>
            <text:p><text:span text:style-name="T2">airport_8835</text:span></text:p>
          </draw:text-box>
        </draw:frame>
        <draw:custom-shape draw:style-name="gr7" draw:text-style-name="P2" draw:layer="layout" svg:width="3.175cm" svg:height="1.651cm" svg:x="6.207cm" svg:y="11.54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97cm" svg:height="1.511cm" svg:x="6.285cm" svg:y="11.621cm">
          <draw:text-box>
            <text:p><text:span text:style-name="T1">{</text:span></text:p>
            <text:p><text:span text:style-name="T1"><text:s text:c="2"/></text:span><text:span text:style-name="T1">"callsign": "MILE-AIR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iata": "Q5",</text:span></text:p>
            <text:p><text:span text:style-name="T1"><text:s text:c="2"/></text:span><text:span text:style-name="T1">"icao": "MLA",</text:span></text:p>
            <text:p><text:span text:style-name="T1"><text:s text:c="2"/></text:span><text:span text:style-name="T1">"id": 10,</text:span></text:p>
            <text:p><text:span text:style-name="T1"><text:s text:c="2"/></text:span><text:span text:style-name="T1">"name": "40-Mile Air",</text:span></text:p>
            <text:p><text:span text:style-name="T1"><text:s text:c="2"/></text:span><text:span text:style-name="T1">"type": "airline"</text:span></text:p>
            <text:p><text:span text:style-name="T1">}</text:span></text:p>
          </draw:text-box>
        </draw:frame>
        <draw:frame draw:style-name="gr6" draw:text-style-name="P5" draw:layer="layout" svg:width="2.54cm" svg:height="0.535cm" svg:x="6.08cm" svg:y="11.033cm">
          <draw:text-box>
            <text:p><text:span text:style-name="T2">airline_10</text:span></text:p>
          </draw:text-box>
        </draw:frame>
        <draw:frame draw:style-name="gr9" draw:text-style-name="P6" draw:layer="layout" svg:width="4.191cm" svg:height="0.725cm" svg:x="6.842cm" svg:y="10.185cm">
          <draw:text-box>
            <text:p><text:span text:style-name="T3">Source Bucket</text:span></text:p>
          </draw:text-box>
        </draw:frame>
        <draw:frame draw:style-name="gr10" draw:text-style-name="P7" draw:layer="layout" svg:width="3.937cm" svg:height="0.806cm" svg:x="6.588cm" svg:y="18.145cm">
          <draw:text-box>
            <text:p><text:span text:style-name="T4">Source Cluster</text:span></text:p>
          </draw:text-box>
        </draw:frame>
        <draw:custom-shape draw:style-name="gr11" draw:text-style-name="P1" xml:id="id13" draw:id="id13" draw:layer="layout" svg:width="8.382cm" svg:height="2.667cm" svg:x="10.398cm" svg:y="5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969cm" svg:height="0.635cm" svg:x="11.922cm" svg:y="7.223cm">
          <text:p text:style-name="P11"><text:span text:style-name="T2">REGEXP_CONTAINS(type, "^air(?=l)")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8.382cm" svg:height="2.54cm" svg:x="10.525cm" svg:y="5.826cm">
          <draw:text-box>
            <text:p text:style-name="P9"><text:span text:style-name="T3">Replication From: </text:span><text:span text:style-name="T5">Source Bucket </text:span></text:p>
            <text:p text:style-name="P9"><text:span text:style-name="T3">Replication To:</text:span><text:span text:style-name="T5"> Target Bucket 1</text:span></text:p>
            <text:p text:style-name="P9"><text:span text:style-name="T3">Filter:</text:span> </text:p>
          </draw:text-box>
        </draw:frame>
        <draw:connector draw:style-name="gr23" draw:text-style-name="P3" draw:layer="layout" draw:line-skew="-2.421cm" svg:x1="6.292cm" svg:y1="3.476cm" svg:x2="6.207cm" svg:y2="12.811cm" draw:start-shape="id15" draw:start-glue-point="3" draw:end-shape="id16" draw:end-glue-point="3" svg:d="M6292 3476h-3006v9335h2921" svg:viewBox="0 0 3007 9336">
          <text:p/>
        </draw:connector>
        <draw:custom-shape draw:style-name="gr1" draw:text-style-name="P1" draw:layer="layout" svg:width="6.985cm" svg:height="8.382cm" svg:x="13.065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842cm" svg:height="7.239cm" svg:x="13.7cm" svg:y="10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75cm" svg:height="1.651cm" svg:x="15.732cm" svg:y="11.58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351cm" svg:height="1.511cm" svg:x="15.81cm" svg:y="11.661cm">
          <draw:text-box>
            <text:p><text:span text:style-name="T1">{</text:span></text:p>
            <text:p><text:span text:style-name="T1"><text:s text:c="2"/></text:span><text:span text:style-name="T1">"callsign": "MILE-AIR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iata": "Q5",</text:span></text:p>
            <text:p><text:span text:style-name="T1"><text:s text:c="2"/></text:span><text:span text:style-name="T1">"icao": "MLA",</text:span></text:p>
            <text:p><text:span text:style-name="T1"><text:s text:c="2"/></text:span><text:span text:style-name="T1">"id": 10,</text:span></text:p>
            <text:p><text:span text:style-name="T1"><text:s text:c="2"/></text:span><text:span text:style-name="T1">"name": "40-Mile Air",</text:span></text:p>
            <text:p><text:span text:style-name="T1"><text:s text:c="2"/></text:span><text:span text:style-name="T1">"type": "airline"</text:span></text:p>
            <text:p><text:span text:style-name="T1">}</text:span></text:p>
          </draw:text-box>
        </draw:frame>
        <draw:frame draw:style-name="gr6" draw:text-style-name="P5" draw:layer="layout" svg:width="2.54cm" svg:height="0.535cm" svg:x="16.875cm" svg:y="11.09cm">
          <draw:text-box>
            <text:p><text:span text:style-name="T2">airline_10</text:span></text:p>
          </draw:text-box>
        </draw:frame>
        <draw:frame draw:style-name="gr9" draw:text-style-name="P6" draw:layer="layout" svg:width="4.191cm" svg:height="0.725cm" svg:x="14.97cm" svg:y="10.185cm">
          <draw:text-box>
            <text:p><text:span text:style-name="T3">Target Bucket 1</text:span></text:p>
          </draw:text-box>
        </draw:frame>
        <draw:frame draw:style-name="gr24" draw:text-style-name="P7" draw:layer="layout" svg:width="4.572cm" svg:height="0.889cm" svg:x="14.716cm" svg:y="18.145cm">
          <draw:text-box>
            <text:p><text:span text:style-name="T4">Target Cluster 1</text:span></text:p>
          </draw:text-box>
        </draw:frame>
        <draw:line draw:style-name="gr3" draw:text-style-name="P3" draw:layer="layout" svg:x1="9.382cm" svg:y1="11.922cm" svg:x2="15.732cm" svg:y2="11.922cm">
          <text:p/>
        </draw:line>
        <draw:custom-shape draw:style-name="gr25" draw:text-style-name="P1" draw:layer="layout" svg:width="6.985cm" svg:height="8.407cm" svg:x="20.812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842cm" svg:height="7.239cm" svg:x="21.32cm" svg:y="10.16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191cm" svg:height="0.725cm" svg:x="22.59cm" svg:y="10.21cm">
          <draw:text-box>
            <text:p><text:span text:style-name="T3">Target Bucket 2</text:span></text:p>
          </draw:text-box>
        </draw:frame>
        <draw:frame draw:style-name="gr26" draw:text-style-name="P7" draw:layer="layout" svg:width="4.572cm" svg:height="1.353cm" svg:x="22.464cm" svg:y="18.062cm">
          <draw:text-box>
            <text:p><text:span text:style-name="T4">Target Cluster 2</text:span></text:p>
          </draw:text-box>
        </draw:frame>
        <draw:custom-shape draw:style-name="gr4" draw:text-style-name="P1" draw:layer="layout" svg:width="4.572cm" svg:height="2.54cm" svg:x="22.082cm" svg:y="14.43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445cm" svg:height="2.351cm" svg:x="22.209cm" svg:y="14.54cm">
          <draw:text-box>
            <text:p><text:span text:style-name="T1">{</text:span></text:p>
            <text:p><text:span text:style-name="T1"><text:s text:c="2"/></text:span><text:span text:style-name="T1">"airportname": "Leesburg Executive Airport",</text:span></text:p>
            <text:p><text:span text:style-name="T1"><text:s text:c="2"/></text:span><text:span text:style-name="T1">"city": "Leesburg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faa": "JYO",</text:span></text:p>
            <text:p><text:span text:style-name="T1"><text:s text:c="2"/></text:span><text:span text:style-name="T1">"geo": {</text:span></text:p>
            <text:p><text:span text:style-name="T1"><text:s text:c="4"/></text:span><text:span text:style-name="T1">"alt": 389,</text:span></text:p>
            <text:p><text:span text:style-name="T1"><text:s text:c="4"/></text:span><text:span text:style-name="T1">"lat": 39.078,</text:span></text:p>
            <text:p><text:span text:style-name="T1"><text:s text:c="4"/></text:span><text:span text:style-name="T1">"lon": -77.558</text:span></text:p>
            <text:p><text:span text:style-name="T1"><text:s text:c="2"/></text:span><text:span text:style-name="T1">},</text:span></text:p>
            <text:p><text:span text:style-name="T1"><text:s text:c="2"/></text:span><text:span text:style-name="T1">"icao": "KJYO",</text:span></text:p>
            <text:p><text:span text:style-name="T1"><text:s text:c="2"/></text:span><text:span text:style-name="T1">"id": 8835,</text:span></text:p>
            <text:p><text:span text:style-name="T1"><text:s text:c="2"/></text:span><text:span text:style-name="T1">"type": "airport",</text:span></text:p>
            <text:p><text:span text:style-name="T1"><text:s text:c="2"/></text:span><text:span text:style-name="T1">"tz": "America/New_York"</text:span></text:p>
            <text:p><text:span text:style-name="T1">}</text:span></text:p>
          </draw:text-box>
        </draw:frame>
        <draw:frame draw:style-name="gr6" draw:text-style-name="P5" draw:layer="layout" svg:width="2.667cm" svg:height="0.535cm" svg:x="24.114cm" svg:y="13.929cm">
          <draw:text-box>
            <text:p><text:span text:style-name="T2">airport_8835</text:span></text:p>
          </draw:text-box>
        </draw:frame>
        <draw:connector draw:style-name="gr23" draw:text-style-name="P3" draw:layer="layout" draw:line-skew="-2.421cm" svg:x1="6.292cm" svg:y1="3.476cm" svg:x2="6.207cm" svg:y2="15.859cm" draw:start-shape="id15" draw:start-glue-point="3" draw:end-shape="id17" draw:end-glue-point="3" svg:d="M6292 3476h-3006v12383h2921" svg:viewBox="0 0 3007 12384">
          <text:p/>
        </draw:connector>
        <draw:custom-shape draw:style-name="gr27" draw:text-style-name="P2" xml:id="id15" draw:id="id15" draw:layer="layout" svg:width="8.551cm" svg:height="2.667cm" svg:x="6.292cm" svg:y="2.143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1.405cm" svg:x1="10.398cm" svg:y1="6.905cm" svg:x2="6.207cm" svg:y2="14.97cm" draw:start-shape="id13" draw:start-glue-point="3" draw:end-shape="id18" draw:end-glue-point="3" svg:d="M10398 6905h-6096v8065h1905" svg:viewBox="0 0 6097 8066">
          <text:p/>
        </draw:connector>
        <draw:line draw:style-name="gr23" draw:text-style-name="P3" draw:layer="layout" svg:x1="10.779cm" svg:y1="15.986cm" svg:x2="22.031cm" svg:y2="15.986cm">
          <text:p/>
        </draw:line>
        <draw:frame draw:style-name="gr13" draw:text-style-name="P10" draw:layer="layout" svg:width="8.382cm" svg:height="2.54cm" svg:x="6.588cm" svg:y="2.397cm">
          <draw:text-box>
            <text:p text:style-name="P9"><text:span text:style-name="T3">Replication From: </text:span><text:span text:style-name="T5">Source Bucket </text:span></text:p>
            <text:p text:style-name="P9"><text:span text:style-name="T3">Replication To:</text:span><text:span text:style-name="T5"> Target Bucket 2</text:span></text:p>
            <text:p text:style-name="P9"><text:span text:style-name="T3">Filter:</text:span> </text:p>
          </draw:text-box>
        </draw:frame>
        <draw:custom-shape draw:style-name="gr28" draw:text-style-name="P14" draw:layer="layout" svg:width="5.969cm" svg:height="0.635cm" svg:x="8.112cm" svg:y="3.794cm">
          <text:p text:style-name="P11"><text:span text:style-name="T2">REGEXP_CONTAINS(type, "^air(?=p)")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6.334cm" svg:y1="3.489cm" svg:x2="3.667cm" svg:y2="3.489cm">
          <text:p/>
        </draw:line>
        <draw:line draw:style-name="gr3" draw:text-style-name="P3" draw:layer="layout" svg:x1="10.398cm" svg:y1="6.918cm" svg:x2="6.08cm" svg:y2="6.918cm">
          <text:p/>
        </draw:line>
        <draw:custom-shape draw:style-name="gr29" draw:text-style-name="P15" draw:layer="layout" svg:width="1.905cm" svg:height="1.905cm" svg:x="13.954cm" svg:y="1.254cm">
          <text:p text:style-name="P11"><text:span text:style-name="T8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1.905cm" svg:height="1.905cm" svg:x="17.891cm" svg:y="4.683cm">
          <text:p text:style-name="P11"><text:span text:style-name="T6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08cm" svg:height="0.508cm" svg:x="11.033cm" svg:y="14.71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3" draw:text-style-name="P2" draw:layer="layout" svg:width="0.508cm" svg:height="0.508cm" svg:x="9.585cm" svg:y="12.63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1" draw:text-style-name="P13" draw:layer="layout" svg:width="1.9cm" svg:height="0.635cm" svg:x="8.62cm" svg:y="6.588cm">
          <text:p text:style-name="P11"><text:span text:style-name="T7">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3" draw:layer="layout" svg:width="1.905cm" svg:height="0.635cm" svg:x="4.683cm" svg:y="3.159cm">
          <text:p text:style-name="P11"><text:span text:style-name="T7">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21" draw:text-style-name="P2" draw:layer="layout" svg:width="0.508cm" svg:height="0.508cm" svg:x="6.207cm" svg:y="12.5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20" draw:id="id20" draw:layer="layout" svg:width="0.508cm" svg:height="0.508cm" svg:x="6.207cm" svg:y="11.6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21" draw:id="id21" draw:layer="layout" svg:width="0.508cm" svg:height="0.508cm" svg:x="6.207cm" svg:y="14.7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508cm" svg:height="0.508cm" svg:x="6.207cm" svg:y="15.60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.239cm" svg:height="8.382cm" svg:x="5.064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6.223cm" svg:height="7.239cm" svg:x="5.572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1.405cm" svg:x1="10.398cm" svg:y1="6.905cm" svg:x2="6.207cm" svg:y2="11.922cm" draw:start-shape="id19" draw:start-glue-point="3" draw:end-shape="id20" draw:end-glue-point="3" svg:d="M10398 6905h-6096v5017h1905" svg:viewBox="0 0 6097 5018">
          <text:p/>
        </draw:connector>
        <draw:custom-shape draw:style-name="gr4" draw:text-style-name="P1" draw:layer="layout" svg:width="4.572cm" svg:height="2.54cm" svg:x="6.207cm" svg:y="14.33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445cm" svg:height="2.351cm" svg:x="6.334cm" svg:y="14.438cm">
          <draw:text-box>
            <text:p><text:span text:style-name="T1">{</text:span></text:p>
            <text:p><text:span text:style-name="T1"><text:s text:c="2"/></text:span><text:span text:style-name="T1">"airportname": "Leesburg Executive Airport",</text:span></text:p>
            <text:p><text:span text:style-name="T1"><text:s text:c="2"/></text:span><text:span text:style-name="T1">"city": "Leesburg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faa": "JYO",</text:span></text:p>
            <text:p><text:span text:style-name="T1"><text:s text:c="2"/></text:span><text:span text:style-name="T1">"geo": {</text:span></text:p>
            <text:p><text:span text:style-name="T1"><text:s text:c="4"/></text:span><text:span text:style-name="T1">"alt": 389,</text:span></text:p>
            <text:p><text:span text:style-name="T1"><text:s text:c="4"/></text:span><text:span text:style-name="T1">"lat": 39.078,</text:span></text:p>
            <text:p><text:span text:style-name="T1"><text:s text:c="4"/></text:span><text:span text:style-name="T1">"lon": -77.558</text:span></text:p>
            <text:p><text:span text:style-name="T1"><text:s text:c="2"/></text:span><text:span text:style-name="T1">},</text:span></text:p>
            <text:p><text:span text:style-name="T1"><text:s text:c="2"/></text:span><text:span text:style-name="T1">"icao": "KJYO",</text:span></text:p>
            <text:p><text:span text:style-name="T1"><text:s text:c="2"/></text:span><text:span text:style-name="T1">"id": 8835,</text:span></text:p>
            <text:p><text:span text:style-name="T1"><text:s text:c="2"/></text:span><text:span text:style-name="T1">"type": "airport",</text:span></text:p>
            <text:p><text:span text:style-name="T1"><text:s text:c="2"/></text:span><text:span text:style-name="T1">"tz": "America/New_York"</text:span></text:p>
            <text:p><text:span text:style-name="T1">}</text:span></text:p>
          </draw:text-box>
        </draw:frame>
        <draw:frame draw:style-name="gr6" draw:text-style-name="P5" draw:layer="layout" svg:width="2.667cm" svg:height="0.535cm" svg:x="6.08cm" svg:y="13.827cm">
          <draw:text-box>
            <text:p><text:span text:style-name="T2">airport_8835</text:span></text:p>
          </draw:text-box>
        </draw:frame>
        <draw:custom-shape draw:style-name="gr7" draw:text-style-name="P2" draw:layer="layout" svg:width="3.175cm" svg:height="1.651cm" svg:x="6.207cm" svg:y="11.54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97cm" svg:height="1.511cm" svg:x="6.285cm" svg:y="11.621cm">
          <draw:text-box>
            <text:p><text:span text:style-name="T1">{</text:span></text:p>
            <text:p><text:span text:style-name="T1"><text:s text:c="2"/></text:span><text:span text:style-name="T1">"callsign": "MILE-AIR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iata": "Q5",</text:span></text:p>
            <text:p><text:span text:style-name="T1"><text:s text:c="2"/></text:span><text:span text:style-name="T1">"icao": "MLA",</text:span></text:p>
            <text:p><text:span text:style-name="T1"><text:s text:c="2"/></text:span><text:span text:style-name="T1">"id": 10,</text:span></text:p>
            <text:p><text:span text:style-name="T1"><text:s text:c="2"/></text:span><text:span text:style-name="T1">"name": "40-Mile Air",</text:span></text:p>
            <text:p><text:span text:style-name="T1"><text:s text:c="2"/></text:span><text:span text:style-name="T1">"type": "airline"</text:span></text:p>
            <text:p><text:span text:style-name="T1">}</text:span></text:p>
          </draw:text-box>
        </draw:frame>
        <draw:frame draw:style-name="gr6" draw:text-style-name="P5" draw:layer="layout" svg:width="2.54cm" svg:height="0.535cm" svg:x="6.08cm" svg:y="11.033cm">
          <draw:text-box>
            <text:p><text:span text:style-name="T2">airline_10</text:span></text:p>
          </draw:text-box>
        </draw:frame>
        <draw:frame draw:style-name="gr9" draw:text-style-name="P6" draw:layer="layout" svg:width="4.191cm" svg:height="0.725cm" svg:x="6.842cm" svg:y="10.185cm">
          <draw:text-box>
            <text:p><text:span text:style-name="T3">Source Bucket</text:span></text:p>
          </draw:text-box>
        </draw:frame>
        <draw:frame draw:style-name="gr10" draw:text-style-name="P7" draw:layer="layout" svg:width="3.937cm" svg:height="0.806cm" svg:x="6.588cm" svg:y="18.145cm">
          <draw:text-box>
            <text:p><text:span text:style-name="T4">Source Cluster</text:span></text:p>
          </draw:text-box>
        </draw:frame>
        <draw:custom-shape draw:style-name="gr11" draw:text-style-name="P1" xml:id="id19" draw:id="id19" draw:layer="layout" svg:width="8.382cm" svg:height="2.667cm" svg:x="10.398cm" svg:y="5.5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969cm" svg:height="0.635cm" svg:x="11.922cm" svg:y="7.223cm">
          <text:p text:style-name="P11"><text:span text:style-name="T2">REGEXP_CONTAINS(type, "^air(?=l)")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8.382cm" svg:height="2.54cm" svg:x="10.525cm" svg:y="5.826cm">
          <draw:text-box>
            <text:p text:style-name="P9"><text:span text:style-name="T3">Replication From: </text:span><text:span text:style-name="T5">Source Bucket </text:span></text:p>
            <text:p text:style-name="P9"><text:span text:style-name="T3">Replication To:</text:span><text:span text:style-name="T5"> Target Bucket 1</text:span></text:p>
            <text:p text:style-name="P9"><text:span text:style-name="T3">Filter:</text:span> </text:p>
          </draw:text-box>
        </draw:frame>
        <draw:custom-shape draw:style-name="gr1" draw:text-style-name="P1" draw:layer="layout" svg:width="6.985cm" svg:height="8.382cm" svg:x="13.065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842cm" svg:height="7.239cm" svg:x="13.7cm" svg:y="10.14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75cm" svg:height="1.651cm" svg:x="15.732cm" svg:y="11.581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351cm" svg:height="1.511cm" svg:x="15.81cm" svg:y="11.661cm">
          <draw:text-box>
            <text:p><text:span text:style-name="T1">{</text:span></text:p>
            <text:p><text:span text:style-name="T1"><text:s text:c="2"/></text:span><text:span text:style-name="T1">"callsign": "MILE-AIR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iata": "Q5",</text:span></text:p>
            <text:p><text:span text:style-name="T1"><text:s text:c="2"/></text:span><text:span text:style-name="T1">"icao": "MLA",</text:span></text:p>
            <text:p><text:span text:style-name="T1"><text:s text:c="2"/></text:span><text:span text:style-name="T1">"id": 10,</text:span></text:p>
            <text:p><text:span text:style-name="T1"><text:s text:c="2"/></text:span><text:span text:style-name="T1">"name": "40-Mile Air",</text:span></text:p>
            <text:p><text:span text:style-name="T1"><text:s text:c="2"/></text:span><text:span text:style-name="T1">"type": "airline"</text:span></text:p>
            <text:p><text:span text:style-name="T1">}</text:span></text:p>
          </draw:text-box>
        </draw:frame>
        <draw:frame draw:style-name="gr6" draw:text-style-name="P5" draw:layer="layout" svg:width="2.54cm" svg:height="0.535cm" svg:x="16.875cm" svg:y="11.09cm">
          <draw:text-box>
            <text:p><text:span text:style-name="T2">airline_10</text:span></text:p>
          </draw:text-box>
        </draw:frame>
        <draw:frame draw:style-name="gr9" draw:text-style-name="P6" draw:layer="layout" svg:width="4.191cm" svg:height="0.725cm" svg:x="14.97cm" svg:y="10.185cm">
          <draw:text-box>
            <text:p><text:span text:style-name="T3">Target Bucket </text:span></text:p>
          </draw:text-box>
        </draw:frame>
        <draw:frame draw:style-name="gr24" draw:text-style-name="P7" draw:layer="layout" svg:width="4.572cm" svg:height="0.889cm" svg:x="14.716cm" svg:y="18.145cm">
          <draw:text-box>
            <text:p><text:span text:style-name="T4">Target Cluster </text:span></text:p>
          </draw:text-box>
        </draw:frame>
        <draw:line draw:style-name="gr3" draw:text-style-name="P3" draw:layer="layout" svg:x1="9.382cm" svg:y1="11.922cm" svg:x2="15.732cm" svg:y2="11.922cm">
          <text:p/>
        </draw:line>
        <draw:connector draw:style-name="gr3" draw:text-style-name="P3" draw:layer="layout" draw:line-skew="-1.405cm" svg:x1="10.398cm" svg:y1="6.905cm" svg:x2="6.207cm" svg:y2="14.97cm" draw:start-shape="id19" draw:start-glue-point="3" draw:end-shape="id21" draw:end-glue-point="3" svg:d="M10398 6905h-6096v8065h1905" svg:viewBox="0 0 6097 8066">
          <text:p/>
        </draw:connector>
        <draw:line draw:style-name="gr3" draw:text-style-name="P3" draw:layer="layout" svg:x1="10.398cm" svg:y1="6.918cm" svg:x2="6.08cm" svg:y2="6.918cm">
          <text:p/>
        </draw:line>
        <draw:custom-shape draw:style-name="gr14" draw:text-style-name="P12" draw:layer="layout" svg:width="1.905cm" svg:height="1.905cm" svg:x="17.891cm" svg:y="4.683cm">
          <text:p text:style-name="P11"><text:span text:style-name="T6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0.508cm" svg:height="0.508cm" svg:x="11.033cm" svg:y="14.71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1" draw:text-style-name="P13" draw:layer="layout" svg:width="1.9cm" svg:height="0.635cm" svg:x="8.62cm" svg:y="6.588cm">
          <text:p text:style-name="P11"><text:span text:style-name="T7">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21" draw:text-style-name="P2" xml:id="id25" draw:id="id25" draw:layer="layout" svg:width="0.508cm" svg:height="0.508cm" svg:x="6.207cm" svg:y="13.06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23" draw:id="id23" draw:layer="layout" svg:width="0.508cm" svg:height="0.508cm" svg:x="6.207cm" svg:y="12.17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27" draw:id="id27" draw:layer="layout" svg:width="0.508cm" svg:height="0.508cm" svg:x="6.207cm" svg:y="15.2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26" draw:id="id26" draw:layer="layout" svg:width="0.508cm" svg:height="0.508cm" svg:x="6.207cm" svg:y="16.1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.239cm" svg:height="8.382cm" svg:x="5.06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6.223cm" svg:height="7.239cm" svg:x="5.572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3" draw:layer="layout" draw:line-skew="-1.405cm" svg:x1="10.398cm" svg:y1="8.302cm" svg:x2="6.207cm" svg:y2="12.43cm" draw:start-shape="id22" draw:start-glue-point="3" draw:end-shape="id23" draw:end-glue-point="3" svg:d="M10398 8302h-6096v4128h1905" svg:viewBox="0 0 6097 4129">
          <text:p/>
        </draw:connector>
        <draw:custom-shape draw:style-name="gr4" draw:text-style-name="P1" draw:layer="layout" svg:width="4.572cm" svg:height="2.54cm" svg:x="6.207cm" svg:y="14.84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445cm" svg:height="2.351cm" svg:x="6.334cm" svg:y="14.946cm">
          <draw:text-box>
            <text:p><text:span text:style-name="T1">{</text:span></text:p>
            <text:p><text:span text:style-name="T1"><text:s text:c="2"/></text:span><text:span text:style-name="T1">"airportname": "Leesburg Executive Airport",</text:span></text:p>
            <text:p><text:span text:style-name="T1"><text:s text:c="2"/></text:span><text:span text:style-name="T1">"city": "Leesburg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faa": "JYO",</text:span></text:p>
            <text:p><text:span text:style-name="T1"><text:s text:c="2"/></text:span><text:span text:style-name="T1">"geo": {</text:span></text:p>
            <text:p><text:span text:style-name="T1"><text:s text:c="4"/></text:span><text:span text:style-name="T1">"alt": 389,</text:span></text:p>
            <text:p><text:span text:style-name="T1"><text:s text:c="4"/></text:span><text:span text:style-name="T1">"lat": 39.078,</text:span></text:p>
            <text:p><text:span text:style-name="T1"><text:s text:c="4"/></text:span><text:span text:style-name="T1">"lon": -77.558</text:span></text:p>
            <text:p><text:span text:style-name="T1"><text:s text:c="2"/></text:span><text:span text:style-name="T1">},</text:span></text:p>
            <text:p><text:span text:style-name="T1"><text:s text:c="2"/></text:span><text:span text:style-name="T1">"icao": "KJYO",</text:span></text:p>
            <text:p><text:span text:style-name="T1"><text:s text:c="2"/></text:span><text:span text:style-name="T1">"id": 8835,</text:span></text:p>
            <text:p><text:span text:style-name="T1"><text:s text:c="2"/></text:span><text:span text:style-name="T1">"type": "airport",</text:span></text:p>
            <text:p><text:span text:style-name="T1"><text:s text:c="2"/></text:span><text:span text:style-name="T1">"tz": "America/New_York"</text:span></text:p>
            <text:p><text:span text:style-name="T1">}</text:span></text:p>
          </draw:text-box>
        </draw:frame>
        <draw:frame draw:style-name="gr6" draw:text-style-name="P5" draw:layer="layout" svg:width="2.667cm" svg:height="0.535cm" svg:x="6.08cm" svg:y="14.335cm">
          <draw:text-box>
            <text:p><text:span text:style-name="T2">airport_8835</text:span></text:p>
          </draw:text-box>
        </draw:frame>
        <draw:custom-shape draw:style-name="gr7" draw:text-style-name="P2" draw:layer="layout" svg:width="3.175cm" svg:height="1.651cm" svg:x="6.207cm" svg:y="12.04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97cm" svg:height="1.511cm" svg:x="6.285cm" svg:y="12.129cm">
          <draw:text-box>
            <text:p><text:span text:style-name="T1">{</text:span></text:p>
            <text:p><text:span text:style-name="T1"><text:s text:c="2"/></text:span><text:span text:style-name="T1">"callsign": "MILE-AIR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iata": "Q5",</text:span></text:p>
            <text:p><text:span text:style-name="T1"><text:s text:c="2"/></text:span><text:span text:style-name="T1">"icao": "MLA",</text:span></text:p>
            <text:p><text:span text:style-name="T1"><text:s text:c="2"/></text:span><text:span text:style-name="T1">"id": 10,</text:span></text:p>
            <text:p><text:span text:style-name="T1"><text:s text:c="2"/></text:span><text:span text:style-name="T1">"name": "40-Mile Air",</text:span></text:p>
            <text:p><text:span text:style-name="T1"><text:s text:c="2"/></text:span><text:span text:style-name="T1">"type": "airline"</text:span></text:p>
            <text:p><text:span text:style-name="T1">}</text:span></text:p>
          </draw:text-box>
        </draw:frame>
        <draw:frame draw:style-name="gr6" draw:text-style-name="P5" draw:layer="layout" svg:width="2.54cm" svg:height="0.535cm" svg:x="6.08cm" svg:y="11.541cm">
          <draw:text-box>
            <text:p><text:span text:style-name="T2">airline_10</text:span></text:p>
          </draw:text-box>
        </draw:frame>
        <draw:frame draw:style-name="gr9" draw:text-style-name="P6" draw:layer="layout" svg:width="4.191cm" svg:height="0.725cm" svg:x="6.842cm" svg:y="10.693cm">
          <draw:text-box>
            <text:p><text:span text:style-name="T3">Source Bucket</text:span></text:p>
          </draw:text-box>
        </draw:frame>
        <draw:frame draw:style-name="gr10" draw:text-style-name="P7" draw:layer="layout" svg:width="3.937cm" svg:height="0.806cm" svg:x="6.588cm" svg:y="18.653cm">
          <draw:text-box>
            <text:p><text:span text:style-name="T4">Source Cluster</text:span></text:p>
          </draw:text-box>
        </draw:frame>
        <draw:connector draw:style-name="gr35" draw:text-style-name="P3" draw:layer="layout" draw:line-skew="-2.421cm" svg:x1="6.673cm" svg:y1="3.476cm" svg:x2="6.207cm" svg:y2="13.319cm" draw:start-shape="id24" draw:start-glue-point="3" draw:end-shape="id25" draw:end-glue-point="3" svg:d="M6673 3476h-3387v9843h2921" svg:viewBox="0 0 3388 9844">
          <text:p/>
        </draw:connector>
        <draw:custom-shape draw:style-name="gr1" draw:text-style-name="P1" draw:layer="layout" svg:width="6.985cm" svg:height="8.382cm" svg:x="13.065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842cm" svg:height="7.239cm" svg:x="13.7cm" svg:y="10.6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75cm" svg:height="1.651cm" svg:x="15.732cm" svg:y="12.08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351cm" svg:height="1.511cm" svg:x="15.81cm" svg:y="12.169cm">
          <draw:text-box>
            <text:p><text:span text:style-name="T1">{</text:span></text:p>
            <text:p><text:span text:style-name="T1"><text:s text:c="2"/></text:span><text:span text:style-name="T1">"callsign": "MILE-AIR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iata": "Q5",</text:span></text:p>
            <text:p><text:span text:style-name="T1"><text:s text:c="2"/></text:span><text:span text:style-name="T1">"icao": "MLA",</text:span></text:p>
            <text:p><text:span text:style-name="T1"><text:s text:c="2"/></text:span><text:span text:style-name="T1">"id": 10,</text:span></text:p>
            <text:p><text:span text:style-name="T1"><text:s text:c="2"/></text:span><text:span text:style-name="T1">"name": "40-Mile Air",</text:span></text:p>
            <text:p><text:span text:style-name="T1"><text:s text:c="2"/></text:span><text:span text:style-name="T1">"type": "airline"</text:span></text:p>
            <text:p><text:span text:style-name="T1">}</text:span></text:p>
          </draw:text-box>
        </draw:frame>
        <draw:frame draw:style-name="gr6" draw:text-style-name="P5" draw:layer="layout" svg:width="2.54cm" svg:height="0.535cm" svg:x="16.875cm" svg:y="11.598cm">
          <draw:text-box>
            <text:p><text:span text:style-name="T2">airline_10</text:span></text:p>
          </draw:text-box>
        </draw:frame>
        <draw:frame draw:style-name="gr9" draw:text-style-name="P6" draw:layer="layout" svg:width="4.191cm" svg:height="0.725cm" svg:x="14.97cm" svg:y="10.693cm">
          <draw:text-box>
            <text:p><text:span text:style-name="T3">Target Bucket </text:span></text:p>
          </draw:text-box>
        </draw:frame>
        <draw:frame draw:style-name="gr24" draw:text-style-name="P7" draw:layer="layout" svg:width="4.572cm" svg:height="0.889cm" svg:x="14.716cm" svg:y="18.653cm">
          <draw:text-box>
            <text:p><text:span text:style-name="T4">Target Cluster </text:span></text:p>
          </draw:text-box>
        </draw:frame>
        <draw:line draw:style-name="gr34" draw:text-style-name="P3" draw:layer="layout" svg:x1="9.382cm" svg:y1="12.43cm" svg:x2="15.732cm" svg:y2="12.43cm">
          <text:p/>
        </draw:line>
        <draw:connector draw:style-name="gr35" draw:text-style-name="P3" draw:layer="layout" draw:line-skew="-2.421cm" svg:x1="6.673cm" svg:y1="3.476cm" svg:x2="6.207cm" svg:y2="16.367cm" draw:start-shape="id24" draw:start-glue-point="3" draw:end-shape="id26" draw:end-glue-point="3" svg:d="M6673 3476h-3387v12891h2921" svg:viewBox="0 0 3388 12892">
          <text:p/>
        </draw:connector>
        <draw:custom-shape draw:style-name="gr36" draw:text-style-name="P2" xml:id="id24" draw:id="id24" draw:layer="layout" svg:width="8.551cm" svg:height="2.667cm" svg:x="6.673cm" svg:y="2.143cm">
          <text:p/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line-skew="-1.405cm" svg:x1="10.398cm" svg:y1="8.302cm" svg:x2="6.207cm" svg:y2="15.478cm" draw:start-shape="id22" draw:start-glue-point="3" draw:end-shape="id27" draw:end-glue-point="3" svg:d="M10398 8302h-6096v7176h1905" svg:viewBox="0 0 6097 7177">
          <text:p/>
        </draw:connector>
        <draw:line draw:style-name="gr35" draw:text-style-name="P3" draw:layer="layout" svg:x1="10.779cm" svg:y1="16.494cm" svg:x2="14.335cm" svg:y2="16.494cm">
          <text:p/>
        </draw:line>
        <draw:frame draw:style-name="gr13" draw:text-style-name="P10" draw:layer="layout" svg:width="8.382cm" svg:height="2.54cm" svg:x="6.969cm" svg:y="2.397cm">
          <draw:text-box>
            <text:p text:style-name="P9"><text:span text:style-name="T3">Replication From: </text:span><text:span text:style-name="T5">Source Bucket </text:span></text:p>
            <text:p text:style-name="P9"><text:span text:style-name="T3">Replication To:</text:span><text:span text:style-name="T5"> Target Bucket 1</text:span></text:p>
            <text:p text:style-name="P9"><text:span text:style-name="T3">Filter:</text:span> </text:p>
          </draw:text-box>
        </draw:frame>
        <draw:custom-shape draw:style-name="gr28" draw:text-style-name="P14" draw:layer="layout" svg:width="5.969cm" svg:height="0.635cm" svg:x="8.493cm" svg:y="3.794cm">
          <text:p text:style-name="P11"><text:span text:style-name="T2">REGEXP_CONTAINS(type, "^air(?=p)")</text:span></text:p>
          <draw:enhanced-geometry svg:viewBox="0 0 21600 21600" draw:type="rectangle" draw:enhanced-path="M 0 0 L 21600 0 21600 21600 0 21600 0 0 Z N"/>
        </draw:custom-shape>
        <draw:line draw:style-name="gr35" draw:text-style-name="P3" draw:layer="layout" svg:x1="6.334cm" svg:y1="3.489cm" svg:x2="3.667cm" svg:y2="3.489cm">
          <text:p/>
        </draw:line>
        <draw:custom-shape draw:style-name="gr14" draw:text-style-name="P16" draw:layer="layout" svg:width="1.905cm" svg:height="1.905cm" svg:x="14.335cm" svg:y="1.254cm">
          <text:p text:style-name="P11"><text:span text:style-name="T9">R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0.508cm" svg:height="0.508cm" svg:x="11.033cm" svg:y="15.22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9" draw:text-style-name="P2" draw:layer="layout" svg:width="0.508cm" svg:height="0.508cm" svg:x="9.585cm" svg:y="13.14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9" draw:text-style-name="P13" draw:layer="layout" svg:width="2.413cm" svg:height="0.635cm" svg:x="4.556cm" svg:y="3.159cm">
          <text:p text:style-name="P11"><text:span text:style-name="T7">re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0" draw:text-style-name="P17" xml:id="id22" draw:id="id22" draw:layer="layout" svg:width="8.382cm" svg:height="2.667cm" svg:x="10.398cm" svg:y="6.96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8" draw:layer="layout" svg:width="5.969cm" svg:height="0.635cm" svg:x="11.922cm" svg:y="8.62cm">
            <text:p text:style-name="P11"><text:span text:style-name="T2">REGEXP_CONTAINS(type, "^air(?=l)")</text:span></text:p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8.382cm" svg:height="2.54cm" svg:x="10.525cm" svg:y="7.223cm">
            <draw:text-box>
              <text:p text:style-name="P9"><text:span text:style-name="T3">Replication From: </text:span><text:span text:style-name="T5">Source Bucket </text:span></text:p>
              <text:p text:style-name="P9"><text:span text:style-name="T3">Replication To:</text:span><text:span text:style-name="T5"> Target Bucket 1</text:span></text:p>
              <text:p text:style-name="P9"><text:span text:style-name="T3">Filter:</text:span> </text:p>
            </draw:text-box>
          </draw:frame>
          <draw:line draw:style-name="gr34" draw:text-style-name="P3" draw:layer="layout" svg:x1="10.398cm" svg:y1="8.315cm" svg:x2="6.08cm" svg:y2="8.315cm">
            <text:p/>
          </draw:line>
          <draw:custom-shape draw:style-name="gr42" draw:text-style-name="P12" draw:layer="layout" svg:width="1.905cm" svg:height="1.905cm" svg:x="17.891cm" svg:y="6.08cm">
            <text:p text:style-name="P11"><text:span text:style-name="T6">R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3" draw:text-style-name="P13" draw:layer="layout" svg:width="1.9cm" svg:height="0.635cm" svg:x="8.62cm" svg:y="7.985cm">
              <text:p text:style-name="P11"><text:span text:style-name="T7">starte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18" draw:layer="layout" svg:width="1.27cm" svg:height="0.381cm" svg:x="8.874cm" svg:y="8.11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5" draw:text-style-name="P18" draw:layer="layout" svg:width="5.715cm" svg:height="0.381cm" svg:x="12.049cm" svg:y="8.74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8" draw:layer="layout" svg:width="6.731cm" svg:height="1.27cm" svg:x="10.652cm" svg:y="7.22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8" draw:layer="layout" svg:width="1.143cm" svg:height="0.762cm" svg:x="10.652cm" svg:y="8.6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1.016cm" svg:height="0.762cm" svg:x="18.272cm" svg:y="6.588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4.572cm" svg:height="2.54cm" svg:x="14.335cm" svg:y="14.84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445cm" svg:height="2.351cm" svg:x="14.462cm" svg:y="14.946cm">
          <draw:text-box>
            <text:p><text:span text:style-name="T1">{</text:span></text:p>
            <text:p><text:span text:style-name="T1"><text:s text:c="2"/></text:span><text:span text:style-name="T1">"airportname": "Leesburg Executive Airport",</text:span></text:p>
            <text:p><text:span text:style-name="T1"><text:s text:c="2"/></text:span><text:span text:style-name="T1">"city": "Leesburg",</text:span></text:p>
            <text:p><text:span text:style-name="T1"><text:s text:c="2"/></text:span><text:span text:style-name="T1">"country": "United States",</text:span></text:p>
            <text:p><text:span text:style-name="T1"><text:s text:c="2"/></text:span><text:span text:style-name="T1">"faa": "JYO",</text:span></text:p>
            <text:p><text:span text:style-name="T1"><text:s text:c="2"/></text:span><text:span text:style-name="T1">"geo": {</text:span></text:p>
            <text:p><text:span text:style-name="T1"><text:s text:c="4"/></text:span><text:span text:style-name="T1">"alt": 389,</text:span></text:p>
            <text:p><text:span text:style-name="T1"><text:s text:c="4"/></text:span><text:span text:style-name="T1">"lat": 39.078,</text:span></text:p>
            <text:p><text:span text:style-name="T1"><text:s text:c="4"/></text:span><text:span text:style-name="T1">"lon": -77.558</text:span></text:p>
            <text:p><text:span text:style-name="T1"><text:s text:c="2"/></text:span><text:span text:style-name="T1">},</text:span></text:p>
            <text:p><text:span text:style-name="T1"><text:s text:c="2"/></text:span><text:span text:style-name="T1">"icao": "KJYO",</text:span></text:p>
            <text:p><text:span text:style-name="T1"><text:s text:c="2"/></text:span><text:span text:style-name="T1">"id": 8835,</text:span></text:p>
            <text:p><text:span text:style-name="T1"><text:s text:c="2"/></text:span><text:span text:style-name="T1">"type": "airport",</text:span></text:p>
            <text:p><text:span text:style-name="T1"><text:s text:c="2"/></text:span><text:span text:style-name="T1">"tz": "America/New_York"</text:span></text:p>
            <text:p><text:span text:style-name="T1">}</text:span></text:p>
          </draw:text-box>
        </draw:frame>
        <draw:frame draw:style-name="gr6" draw:text-style-name="P5" draw:layer="layout" svg:width="2.667cm" svg:height="0.535cm" svg:x="16.367cm" svg:y="14.335cm">
          <draw:text-box>
            <text:p><text:span text:style-name="T2">airport_8835</text:span></text:p>
          </draw:text-box>
        </draw:frame>
        <draw:g>
          <draw:custom-shape draw:style-name="gr49" draw:text-style-name="P19" draw:layer="layout" svg:width="0.483cm" svg:height="0.889cm" draw:transform="rotate (1.5707963267949) translate (12.303cm 5.42cm)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9" draw:text-style-name="P19" draw:layer="layout" svg:width="0.483cm" svg:height="0.889cm" draw:transform="rotate (1.5707963267949) translate (13.319cm 5.42cm)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49" draw:text-style-name="P19" draw:layer="layout" svg:width="0.483cm" svg:height="0.889cm" draw:transform="rotate (1.5707963267949) translate (14.335cm 5.42cm)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50" draw:text-style-name="P20" draw:layer="layout" svg:width="4.318cm" svg:height="0.483cm" svg:x="11.033cm" svg:y="5.496cm">
            <text:p text:style-name="P11"><text:span text:style-name="T10">filter-expression edit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19" draw:layer="layout" svg:width="0.889cm" svg:height="0.762cm" svg:x="11.287cm" svg:y="6.0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9" draw:layer="layout" svg:width="0.889cm" svg:height="0.762cm" svg:x="12.303cm" svg:y="6.0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9" draw:layer="layout" svg:width="0.889cm" svg:height="0.762cm" svg:x="13.319cm" svg:y="6.08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9" draw:layer="layout" svg:width="0.889cm" svg:height="0.762cm" svg:x="14.335cm" svg:y="6.08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9" draw:layer="layout" svg:width="0.483cm" svg:height="0.889cm" draw:transform="rotate (1.5707963267949) translate (11.287cm 5.42cm)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</draw:page>
      <draw:page draw:name="page7" draw:style-name="dp1" draw:master-page-name="Default">
        <draw:g>
          <draw:custom-shape draw:style-name="gr21" draw:text-style-name="P2" xml:id="id30" draw:id="id30" draw:layer="layout" svg:width="0.508cm" svg:height="0.508cm" svg:x="6.207cm" svg:y="13.06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xml:id="id28" draw:id="id28" draw:layer="layout" svg:width="0.508cm" svg:height="0.508cm" svg:x="6.207cm" svg:y="12.17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xml:id="id32" draw:id="id32" draw:layer="layout" svg:width="0.508cm" svg:height="0.508cm" svg:x="6.207cm" svg:y="15.22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" xml:id="id31" draw:id="id31" draw:layer="layout" svg:width="0.508cm" svg:height="0.508cm" svg:x="6.207cm" svg:y="16.11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7.239cm" svg:height="8.382cm" svg:x="5.064cm" svg:y="10.1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" draw:layer="layout" svg:width="6.223cm" svg:height="7.239cm" svg:x="5.572cm" svg:y="10.6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4" draw:text-style-name="P3" draw:layer="layout" draw:line-skew="-1.405cm" svg:x1="10.398cm" svg:y1="8.302cm" svg:x2="6.207cm" svg:y2="12.43cm" draw:end-shape="id28" draw:end-glue-point="3" svg:d="M10398 8302h-6096v4128h1905" svg:viewBox="0 0 6097 4129">
            <text:p/>
          </draw:connector>
          <draw:custom-shape draw:style-name="gr4" draw:text-style-name="P1" draw:layer="layout" svg:width="4.572cm" svg:height="2.54cm" svg:x="6.207cm" svg:y="14.84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445cm" svg:height="2.351cm" svg:x="6.334cm" svg:y="14.946cm">
            <draw:text-box>
              <text:p><text:span text:style-name="T1">{</text:span></text:p>
              <text:p><text:span text:style-name="T1"><text:s text:c="2"/></text:span><text:span text:style-name="T1">"airportname": "Leesburg Executive Airport",</text:span></text:p>
              <text:p><text:span text:style-name="T1"><text:s text:c="2"/></text:span><text:span text:style-name="T1">"city": "Leesburg",</text:span></text:p>
              <text:p><text:span text:style-name="T1"><text:s text:c="2"/></text:span><text:span text:style-name="T1">"country": "United States",</text:span></text:p>
              <text:p><text:span text:style-name="T1"><text:s text:c="2"/></text:span><text:span text:style-name="T1">"faa": "JYO",</text:span></text:p>
              <text:p><text:span text:style-name="T1"><text:s text:c="2"/></text:span><text:span text:style-name="T1">"geo": {</text:span></text:p>
              <text:p><text:span text:style-name="T1"><text:s text:c="4"/></text:span><text:span text:style-name="T1">"alt": 389,</text:span></text:p>
              <text:p><text:span text:style-name="T1"><text:s text:c="4"/></text:span><text:span text:style-name="T1">"lat": 39.078,</text:span></text:p>
              <text:p><text:span text:style-name="T1"><text:s text:c="4"/></text:span><text:span text:style-name="T1">"lon": -77.558</text:span></text:p>
              <text:p><text:span text:style-name="T1"><text:s text:c="2"/></text:span><text:span text:style-name="T1">},</text:span></text:p>
              <text:p><text:span text:style-name="T1"><text:s text:c="2"/></text:span><text:span text:style-name="T1">"icao": "KJYO",</text:span></text:p>
              <text:p><text:span text:style-name="T1"><text:s text:c="2"/></text:span><text:span text:style-name="T1">"id": 8835,</text:span></text:p>
              <text:p><text:span text:style-name="T1"><text:s text:c="2"/></text:span><text:span text:style-name="T1">"type": "airport",</text:span></text:p>
              <text:p><text:span text:style-name="T1"><text:s text:c="2"/></text:span><text:span text:style-name="T1">"tz": "America/New_York"</text:span></text:p>
              <text:p><text:span text:style-name="T1">}</text:span></text:p>
            </draw:text-box>
          </draw:frame>
          <draw:frame draw:style-name="gr6" draw:text-style-name="P5" draw:layer="layout" svg:width="2.667cm" svg:height="0.535cm" svg:x="6.08cm" svg:y="14.335cm">
            <draw:text-box>
              <text:p><text:span text:style-name="T2">airport_8835</text:span></text:p>
            </draw:text-box>
          </draw:frame>
          <draw:custom-shape draw:style-name="gr7" draw:text-style-name="P2" draw:layer="layout" svg:width="3.175cm" svg:height="1.651cm" svg:x="6.207cm" svg:y="12.04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2.97cm" svg:height="1.511cm" svg:x="6.285cm" svg:y="12.129cm">
            <draw:text-box>
              <text:p><text:span text:style-name="T1">{</text:span></text:p>
              <text:p><text:span text:style-name="T1"><text:s text:c="2"/></text:span><text:span text:style-name="T1">"callsign": "MILE-AIR",</text:span></text:p>
              <text:p><text:span text:style-name="T1"><text:s text:c="2"/></text:span><text:span text:style-name="T1">"country": "United States",</text:span></text:p>
              <text:p><text:span text:style-name="T1"><text:s text:c="2"/></text:span><text:span text:style-name="T1">"iata": "Q5",</text:span></text:p>
              <text:p><text:span text:style-name="T1"><text:s text:c="2"/></text:span><text:span text:style-name="T1">"icao": "MLA",</text:span></text:p>
              <text:p><text:span text:style-name="T1"><text:s text:c="2"/></text:span><text:span text:style-name="T1">"id": 10,</text:span></text:p>
              <text:p><text:span text:style-name="T1"><text:s text:c="2"/></text:span><text:span text:style-name="T1">"name": "40-Mile Air",</text:span></text:p>
              <text:p><text:span text:style-name="T1"><text:s text:c="2"/></text:span><text:span text:style-name="T1">"type": "airline"</text:span></text:p>
              <text:p><text:span text:style-name="T1">}</text:span></text:p>
            </draw:text-box>
          </draw:frame>
          <draw:frame draw:style-name="gr6" draw:text-style-name="P5" draw:layer="layout" svg:width="2.54cm" svg:height="0.535cm" svg:x="6.08cm" svg:y="11.541cm">
            <draw:text-box>
              <text:p><text:span text:style-name="T2">airline_10</text:span></text:p>
            </draw:text-box>
          </draw:frame>
          <draw:frame draw:style-name="gr9" draw:text-style-name="P6" draw:layer="layout" svg:width="4.191cm" svg:height="0.725cm" svg:x="6.842cm" svg:y="10.693cm">
            <draw:text-box>
              <text:p><text:span text:style-name="T3">Source Bucket</text:span></text:p>
            </draw:text-box>
          </draw:frame>
          <draw:frame draw:style-name="gr10" draw:text-style-name="P7" draw:layer="layout" svg:width="3.937cm" svg:height="0.806cm" svg:x="6.588cm" svg:y="18.653cm">
            <draw:text-box>
              <text:p><text:span text:style-name="T4">Source Cluster</text:span></text:p>
            </draw:text-box>
          </draw:frame>
          <draw:connector draw:style-name="gr35" draw:text-style-name="P3" draw:layer="layout" draw:line-skew="-2.421cm" svg:x1="6.673cm" svg:y1="3.476cm" svg:x2="6.207cm" svg:y2="13.319cm" draw:start-shape="id29" draw:start-glue-point="3" draw:end-shape="id30" draw:end-glue-point="3" svg:d="M6673 3476h-3387v9843h2921" svg:viewBox="0 0 3388 9844">
            <text:p/>
          </draw:connector>
          <draw:custom-shape draw:style-name="gr1" draw:text-style-name="P1" draw:layer="layout" svg:width="6.985cm" svg:height="8.382cm" svg:x="13.065cm" svg:y="10.1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5.842cm" svg:height="7.239cm" svg:x="13.7cm" svg:y="10.65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175cm" svg:height="1.651cm" svg:x="15.732cm" svg:y="12.08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3.351cm" svg:height="1.511cm" svg:x="15.81cm" svg:y="12.169cm">
            <draw:text-box>
              <text:p><text:span text:style-name="T1">{</text:span></text:p>
              <text:p><text:span text:style-name="T1"><text:s text:c="2"/></text:span><text:span text:style-name="T1">"callsign": "MILE-AIR",</text:span></text:p>
              <text:p><text:span text:style-name="T1"><text:s text:c="2"/></text:span><text:span text:style-name="T1">"country": "United States",</text:span></text:p>
              <text:p><text:span text:style-name="T1"><text:s text:c="2"/></text:span><text:span text:style-name="T1">"iata": "Q5",</text:span></text:p>
              <text:p><text:span text:style-name="T1"><text:s text:c="2"/></text:span><text:span text:style-name="T1">"icao": "MLA",</text:span></text:p>
              <text:p><text:span text:style-name="T1"><text:s text:c="2"/></text:span><text:span text:style-name="T1">"id": 10,</text:span></text:p>
              <text:p><text:span text:style-name="T1"><text:s text:c="2"/></text:span><text:span text:style-name="T1">"name": "40-Mile Air",</text:span></text:p>
              <text:p><text:span text:style-name="T1"><text:s text:c="2"/></text:span><text:span text:style-name="T1">"type": "airline"</text:span></text:p>
              <text:p><text:span text:style-name="T1">}</text:span></text:p>
            </draw:text-box>
          </draw:frame>
          <draw:frame draw:style-name="gr6" draw:text-style-name="P5" draw:layer="layout" svg:width="2.54cm" svg:height="0.535cm" svg:x="16.875cm" svg:y="11.598cm">
            <draw:text-box>
              <text:p><text:span text:style-name="T2">airline_10</text:span></text:p>
            </draw:text-box>
          </draw:frame>
          <draw:frame draw:style-name="gr9" draw:text-style-name="P6" draw:layer="layout" svg:width="4.191cm" svg:height="0.725cm" svg:x="14.97cm" svg:y="10.693cm">
            <draw:text-box>
              <text:p><text:span text:style-name="T3">Target Bucket </text:span></text:p>
            </draw:text-box>
          </draw:frame>
          <draw:frame draw:style-name="gr24" draw:text-style-name="P7" draw:layer="layout" svg:width="4.572cm" svg:height="0.889cm" svg:x="14.716cm" svg:y="18.653cm">
            <draw:text-box>
              <text:p><text:span text:style-name="T4">Target Cluster </text:span></text:p>
            </draw:text-box>
          </draw:frame>
          <draw:line draw:style-name="gr34" draw:text-style-name="P3" draw:layer="layout" svg:x1="9.382cm" svg:y1="12.43cm" svg:x2="15.732cm" svg:y2="12.43cm">
            <text:p/>
          </draw:line>
          <draw:connector draw:style-name="gr35" draw:text-style-name="P3" draw:layer="layout" draw:line-skew="-2.421cm" svg:x1="6.673cm" svg:y1="3.476cm" svg:x2="6.207cm" svg:y2="16.367cm" draw:start-shape="id29" draw:start-glue-point="3" draw:end-shape="id31" draw:end-glue-point="3" svg:d="M6673 3476h-3387v12891h2921" svg:viewBox="0 0 3388 12892">
            <text:p/>
          </draw:connector>
          <draw:custom-shape draw:style-name="gr36" draw:text-style-name="P2" xml:id="id29" draw:id="id29" draw:layer="layout" svg:width="8.551cm" svg:height="2.667cm" svg:x="6.673cm" svg:y="2.143cm">
            <text:p/>
            <draw:enhanced-geometry svg:viewBox="0 0 21600 21600" draw:type="rectangle" draw:enhanced-path="M 0 0 L 21600 0 21600 21600 0 21600 0 0 Z N"/>
          </draw:custom-shape>
          <draw:connector draw:style-name="gr37" draw:text-style-name="P3" draw:layer="layout" draw:line-skew="-1.405cm" svg:x1="10.398cm" svg:y1="8.302cm" svg:x2="6.207cm" svg:y2="15.478cm" draw:end-shape="id32" draw:end-glue-point="3" svg:d="M10398 8302h-6096v7176h1905" svg:viewBox="0 0 6097 7177">
            <text:p/>
          </draw:connector>
          <draw:line draw:style-name="gr35" draw:text-style-name="P3" draw:layer="layout" svg:x1="10.779cm" svg:y1="16.494cm" svg:x2="14.335cm" svg:y2="16.494cm">
            <text:p/>
          </draw:line>
          <draw:frame draw:style-name="gr13" draw:text-style-name="P10" draw:layer="layout" svg:width="8.382cm" svg:height="2.54cm" svg:x="6.969cm" svg:y="2.397cm">
            <draw:text-box>
              <text:p text:style-name="P9"><text:span text:style-name="T3">Replication From: </text:span><text:span text:style-name="T5">Source Bucket </text:span></text:p>
              <text:p text:style-name="P9"><text:span text:style-name="T3">Replication To:</text:span><text:span text:style-name="T5"> Target Bucket 1</text:span></text:p>
              <text:p text:style-name="P9"><text:span text:style-name="T3">Filter:</text:span> </text:p>
            </draw:text-box>
          </draw:frame>
          <draw:custom-shape draw:style-name="gr28" draw:text-style-name="P14" draw:layer="layout" svg:width="5.969cm" svg:height="0.635cm" svg:x="8.493cm" svg:y="3.794cm">
            <text:p text:style-name="P11"><text:span text:style-name="T2">REGEXP_CONTAINS(type, "^air(?=p)")</text:span></text:p>
            <draw:enhanced-geometry svg:viewBox="0 0 21600 21600" draw:type="rectangle" draw:enhanced-path="M 0 0 L 21600 0 21600 21600 0 21600 0 0 Z N"/>
          </draw:custom-shape>
          <draw:line draw:style-name="gr35" draw:text-style-name="P3" draw:layer="layout" svg:x1="6.334cm" svg:y1="3.489cm" svg:x2="3.667cm" svg:y2="3.489cm">
            <text:p/>
          </draw:line>
          <draw:custom-shape draw:style-name="gr14" draw:text-style-name="P16" draw:layer="layout" svg:width="1.905cm" svg:height="1.905cm" svg:x="14.335cm" svg:y="1.254cm">
            <text:p text:style-name="P11"><text:span text:style-name="T9">R1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" draw:layer="layout" svg:width="0.508cm" svg:height="0.508cm" svg:x="11.033cm" svg:y="15.224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19" draw:text-style-name="P2" draw:layer="layout" svg:width="0.508cm" svg:height="0.508cm" svg:x="9.585cm" svg:y="13.141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39" draw:text-style-name="P13" draw:layer="layout" svg:width="2.413cm" svg:height="0.635cm" svg:x="4.556cm" svg:y="3.159cm">
            <text:p text:style-name="P11"><text:span text:style-name="T7">continu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0" draw:text-style-name="P17" draw:layer="layout" svg:width="8.382cm" svg:height="2.667cm" svg:x="10.398cm" svg:y="6.969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8" draw:layer="layout" svg:width="5.969cm" svg:height="0.635cm" svg:x="11.922cm" svg:y="8.62cm">
              <text:p text:style-name="P11"><text:span text:style-name="T2">REGEXP_CONTAINS(type, "^air(?=l)")</text:span></text:p>
              <draw:enhanced-geometry svg:viewBox="0 0 21600 21600" draw:type="rectangle" draw:enhanced-path="M 0 0 L 21600 0 21600 21600 0 21600 0 0 Z N"/>
            </draw:custom-shape>
            <draw:frame draw:style-name="gr13" draw:text-style-name="P10" draw:layer="layout" svg:width="8.382cm" svg:height="2.54cm" svg:x="10.525cm" svg:y="7.223cm">
              <draw:text-box>
                <text:p text:style-name="P9"><text:span text:style-name="T3">Replication From: </text:span><text:span text:style-name="T5">Source Bucket </text:span></text:p>
                <text:p text:style-name="P9"><text:span text:style-name="T3">Replication To:</text:span><text:span text:style-name="T5"> Target Bucket 1</text:span></text:p>
                <text:p text:style-name="P9"><text:span text:style-name="T3">Filter:</text:span> </text:p>
              </draw:text-box>
            </draw:frame>
            <draw:line draw:style-name="gr34" draw:text-style-name="P3" draw:layer="layout" svg:x1="10.398cm" svg:y1="8.315cm" svg:x2="6.08cm" svg:y2="8.315cm">
              <text:p/>
            </draw:line>
            <draw:custom-shape draw:style-name="gr42" draw:text-style-name="P12" draw:layer="layout" svg:width="1.905cm" svg:height="1.905cm" svg:x="17.891cm" svg:y="6.08cm">
              <text:p text:style-name="P11"><text:span text:style-name="T6">R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43" draw:text-style-name="P13" draw:layer="layout" svg:width="1.9cm" svg:height="0.635cm" svg:x="8.62cm" svg:y="7.985cm">
                <text:p text:style-name="P11"><text:span text:style-name="T7">started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4" draw:text-style-name="P18" draw:layer="layout" svg:width="1.27cm" svg:height="0.381cm" svg:x="8.874cm" svg:y="8.112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45" draw:text-style-name="P18" draw:layer="layout" svg:width="5.715cm" svg:height="0.381cm" svg:x="12.049cm" svg:y="8.747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8" draw:layer="layout" svg:width="6.731cm" svg:height="1.27cm" svg:x="10.652cm" svg:y="7.223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18" draw:layer="layout" svg:width="1.143cm" svg:height="0.762cm" svg:x="10.652cm" svg:y="8.62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8" draw:layer="layout" svg:width="1.016cm" svg:height="0.762cm" svg:x="18.272cm" svg:y="6.58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4.572cm" svg:height="2.54cm" svg:x="14.335cm" svg:y="14.84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445cm" svg:height="2.351cm" svg:x="14.462cm" svg:y="14.946cm">
            <draw:text-box>
              <text:p><text:span text:style-name="T1">{</text:span></text:p>
              <text:p><text:span text:style-name="T1"><text:s text:c="2"/></text:span><text:span text:style-name="T1">"airportname": "Leesburg Executive Airport",</text:span></text:p>
              <text:p><text:span text:style-name="T1"><text:s text:c="2"/></text:span><text:span text:style-name="T1">"city": "Leesburg",</text:span></text:p>
              <text:p><text:span text:style-name="T1"><text:s text:c="2"/></text:span><text:span text:style-name="T1">"country": "United States",</text:span></text:p>
              <text:p><text:span text:style-name="T1"><text:s text:c="2"/></text:span><text:span text:style-name="T1">"faa": "JYO",</text:span></text:p>
              <text:p><text:span text:style-name="T1"><text:s text:c="2"/></text:span><text:span text:style-name="T1">"geo": {</text:span></text:p>
              <text:p><text:span text:style-name="T1"><text:s text:c="4"/></text:span><text:span text:style-name="T1">"alt": 389,</text:span></text:p>
              <text:p><text:span text:style-name="T1"><text:s text:c="4"/></text:span><text:span text:style-name="T1">"lat": 39.078,</text:span></text:p>
              <text:p><text:span text:style-name="T1"><text:s text:c="4"/></text:span><text:span text:style-name="T1">"lon": -77.558</text:span></text:p>
              <text:p><text:span text:style-name="T1"><text:s text:c="2"/></text:span><text:span text:style-name="T1">},</text:span></text:p>
              <text:p><text:span text:style-name="T1"><text:s text:c="2"/></text:span><text:span text:style-name="T1">"icao": "KJYO",</text:span></text:p>
              <text:p><text:span text:style-name="T1"><text:s text:c="2"/></text:span><text:span text:style-name="T1">"id": 8835,</text:span></text:p>
              <text:p><text:span text:style-name="T1"><text:s text:c="2"/></text:span><text:span text:style-name="T1">"type": "airport",</text:span></text:p>
              <text:p><text:span text:style-name="T1"><text:s text:c="2"/></text:span><text:span text:style-name="T1">"tz": "America/New_York"</text:span></text:p>
              <text:p><text:span text:style-name="T1">}</text:span></text:p>
            </draw:text-box>
          </draw:frame>
          <draw:frame draw:style-name="gr6" draw:text-style-name="P5" draw:layer="layout" svg:width="2.667cm" svg:height="0.535cm" svg:x="16.367cm" svg:y="14.335cm">
            <draw:text-box>
              <text:p><text:span text:style-name="T2">airport_8835</text:span></text:p>
            </draw:text-box>
          </draw:frame>
          <draw:g>
            <draw:custom-shape draw:style-name="gr49" draw:text-style-name="P19" draw:layer="layout" svg:width="0.483cm" svg:height="0.889cm" draw:transform="rotate (1.5707963267949) translate (12.303cm 5.42cm)">
              <text:p/>
  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49" draw:text-style-name="P19" draw:layer="layout" svg:width="0.483cm" svg:height="0.889cm" draw:transform="rotate (1.5707963267949) translate (13.319cm 5.42cm)">
              <text:p/>
  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49" draw:text-style-name="P19" draw:layer="layout" svg:width="0.483cm" svg:height="0.889cm" draw:transform="rotate (1.5707963267949) translate (14.335cm 5.42cm)">
              <text:p/>
  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custom-shape draw:style-name="gr50" draw:text-style-name="P20" draw:layer="layout" svg:width="4.318cm" svg:height="0.483cm" svg:x="11.033cm" svg:y="5.496cm">
              <text:p text:style-name="P11"><text:span text:style-name="T10">filter-expression edite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19" draw:layer="layout" svg:width="0.889cm" svg:height="0.762cm" svg:x="11.287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9" draw:layer="layout" svg:width="0.889cm" svg:height="0.762cm" svg:x="12.303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9" draw:layer="layout" svg:width="0.889cm" svg:height="0.762cm" svg:x="13.319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9" draw:layer="layout" svg:width="0.889cm" svg:height="0.762cm" svg:x="14.335cm" svg:y="6.08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9" draw:layer="layout" svg:width="0.483cm" svg:height="0.889cm" draw:transform="rotate (1.5707963267949) translate (11.287cm 5.42cm)">
              <text:p/>
  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 style:font-pitch="variable"/>
    <style:font-face style:name="Courier1" svg:font-family="Courier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999999" draw:end-color="#eeeee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05-07T12:17:18.371155000</meta:creation-date>
    <dc:date>2019-05-10T11:57:30.427925000</dc:date>
    <meta:editing-duration>P1DT5H36M27S</meta:editing-duration>
    <meta:editing-cycles>21</meta:editing-cycles>
    <meta:generator>LibreOffice/6.3.2.2$MacOSX_X86_64 LibreOffice_project/98b30e735bda24bc04ab42594c85f7fd8be07b9c</meta:generator>
    <meta:document-statistic meta:object-count="307"/>
  </office:meta>
</office:document-meta>
</file>